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14cm"/>
    </style:style>
    <style:style style:name="co2" style:family="table-column">
      <style:table-column-properties fo:break-before="auto" style:column-width="5.731cm"/>
    </style:style>
    <style:style style:name="co3" style:family="table-column">
      <style:table-column-properties fo:break-before="auto" style:column-width="4.198cm"/>
    </style:style>
    <style:style style:name="co4" style:family="table-column">
      <style:table-column-properties fo:break-before="auto" style:column-width="13.178cm"/>
    </style:style>
    <style:style style:name="co5" style:family="table-column">
      <style:table-column-properties fo:break-before="auto" style:column-width="9.349cm"/>
    </style:style>
    <style:style style:name="co6" style:family="table-column">
      <style:table-column-properties fo:break-before="auto" style:column-width="0.388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32cm"/>
    </style:style>
    <style:style style:name="co10" style:family="table-column">
      <style:table-column-properties fo:break-before="auto" style:column-width="4.471cm"/>
    </style:style>
    <style:style style:name="co11" style:family="table-column">
      <style:table-column-properties fo:break-before="auto" style:column-width="1.429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protected" style:print-content="true" style:vertical-align="middle"/>
      <style:text-properties fo:color="#000000" style:font-name="Sans Serif" fo:font-size="10pt"/>
    </style:style>
    <style:style style:name="ce2" style:family="table-cell" style:parent-style-name="Default">
      <style:text-properties fo:font-weight="bold"/>
    </style:style>
    <style:style style:name="ce3" style:family="table-cell" style:parent-style-name="Default">
      <style:table-cell-properties style:vertical-align="middle"/>
    </style:style>
    <style:style style:name="ce4" style:family="table-cell" style:parent-style-name="Default">
      <style:table-cell-properties fo:background-color="#ff9966" style:cell-protect="protected" style:print-content="true" style:vertical-align="middle"/>
      <style:text-properties fo:color="#000000" style:font-name="Sans Serif" fo:font-size="10pt"/>
    </style:style>
    <style:style style:name="ce5" style:family="table-cell" style:parent-style-name="Default">
      <style:table-cell-properties fo:background-color="#00ae00" style:cell-protect="protected" style:print-content="true" style:vertical-align="middle"/>
      <style:text-properties fo:color="#000000" style:font-name="Sans Serif" fo:font-size="10pt"/>
    </style:style>
    <style:style style:name="ce6" style:family="table-cell" style:parent-style-name="Default">
      <style:table-cell-properties fo:background-color="#e6e6e6"/>
    </style:style>
    <style:style style:name="ce7" style:family="table-cell" style:parent-style-name="Default">
      <style:table-cell-properties fo:background-color="#ffff99" style:cell-protect="protected" style:print-content="true" style:vertical-align="middle"/>
      <style:text-properties fo:color="#000000" style:font-name="Sans Serif" fo:font-size="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43" table:default-cell-style-name="Default"/>
        <table:table-row table:style-name="ro1">
          <table:table-cell table:style-name="ce1" office:value-type="string">
            <text:p>Category</text:p>
          </table:table-cell>
          <table:table-cell table:style-name="ce1"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KDE Usage</text:p>
          </table:table-cell>
          <table:table-cell table:style-name="ce1" office:value-type="string">
            <text:p>Status</text:p>
          </table:table-cell>
          <table:table-cell table:style-name="ce6"/>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6"/>
          <table:table-cell table:style-name="ce1" office:value-type="string">
            <text:p>Statuses</text:p>
          </table:table-cell>
          <table:table-cell table:style-name="ce6" table:number-columns-repeated="244"/>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quit action</text:p>
          </table:table-cell>
          <table:table-cell table:style-name="ce4" office:value-type="string">
            <text:p>approval</text:p>
          </table:table-cell>
          <table:table-cell table:formula="oooc:=IF(ISBLANK([.F2];&quot;approval&quot;);0;IF(EXACT([.F2];&quot;draft&quot;);1;IF(EXACT([.F2];&quot;approval&quot;);2;IF(EXACT([.F2];&quot;final&quot;);3;0))))" office:value-type="float" office:value="0">
            <text:p>Err:508</text:p>
          </table:table-cell>
          <table:table-cell table:number-columns-repeated="4"/>
          <table:table-cell office:value-type="string">
            <text:p>blank: not in theme</text:p>
          </table:table-cell>
          <table:table-cell table:formula="oooc:=COUNTIF([.G2:.G157];0)" office:value-type="float" office:value="152">
            <text:p>152</text:p>
          </table:table-cell>
          <table:table-cell table:number-columns-repeated="243"/>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passive popups, kjs debugger</text:p>
          </table:table-cell>
          <table:table-cell/>
          <table:table-cell table:formula="oooc:=IF(ISBLANK([.F3];&quot;approval&quot;);0;IF(EXACT([.F3];&quot;draft&quot;);1;IF(EXACT([.F3];&quot;approval&quot;);2;IF(EXACT([.F3];&quot;final&quot;);3;0))))" office:value-type="float" office:value="0">
            <text:p>Err:508</text:p>
          </table:table-cell>
          <table:table-cell table:number-columns-repeated="4"/>
          <table:table-cell table:style-name="ce7" office:value-type="string">
            <text:p>draft: pre-approval</text:p>
          </table:table-cell>
          <table:table-cell table:formula="oooc:=COUNTIF([.G2:.G157];1)" office:value-type="float" office:value="0">
            <text:p>0</text:p>
          </table:table-cell>
          <table:table-cell table:number-columns-repeated="243"/>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passive popups</text:p>
          </table:table-cell>
          <table:table-cell/>
          <table:table-cell table:formula="oooc:=IF(ISBLANK([.F4];&quot;approval&quot;);0;IF(EXACT([.F4];&quot;draft&quot;);1;IF(EXACT([.F4];&quot;approval&quot;);2;IF(EXACT([.F4];&quot;final&quot;);3;0))))" office:value-type="float" office:value="0">
            <text:p>Err:508</text:p>
          </table:table-cell>
          <table:table-cell table:number-columns-repeated="4"/>
          <table:table-cell table:style-name="ce4" office:value-type="string">
            <text:p>approval: needs approval</text:p>
          </table:table-cell>
          <table:table-cell table:formula="oooc:=COUNTIF([.G2:.G157];2)" office:value-type="float" office:value="0">
            <text:p>0</text:p>
          </table:table-cell>
          <table:table-cell table:number-columns-repeated="243"/>
        </table:table-row>
        <table:table-row table:style-name="ro1">
          <table:table-cell office:value-type="string">
            <text:p>actions</text:p>
          </table:table-cell>
          <table:table-cell office:value-type="string">
            <text:p>dialog-ok</text:p>
          </table:table-cell>
          <table:table-cell office:value-type="string">
            <text:p>ok</text:p>
          </table:table-cell>
          <table:table-cell office:value-type="string">
            <text:p>The icon used for the “OK” button that might appear in dialog windows. </text:p>
          </table:table-cell>
          <table:table-cell office:value-type="string">
            <text:p>kate, knewstuff</text:p>
          </table:table-cell>
          <table:table-cell table:style-name="ce4" office:value-type="string">
            <text:p>approval</text:p>
          </table:table-cell>
          <table:table-cell table:formula="oooc:=IF(ISBLANK([.F5];&quot;approval&quot;);0;IF(EXACT([.F5];&quot;draft&quot;);1;IF(EXACT([.F5];&quot;approval&quot;);2;IF(EXACT([.F5];&quot;final&quot;);3;0))))" office:value-type="float" office:value="0">
            <text:p>Err:508</text:p>
          </table:table-cell>
          <table:table-cell table:number-columns-repeated="4"/>
          <table:table-cell table:style-name="ce5" office:value-type="string">
            <text:p>final</text:p>
          </table:table-cell>
          <table:table-cell table:formula="oooc:=COUNTIF([.G2:.G157];3)" office:value-type="float" office:value="0">
            <text:p>0</text:p>
          </table:table-cell>
          <table:table-cell table:number-columns-repeated="243"/>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passive popups</text:p>
          </table:table-cell>
          <table:table-cell/>
          <table:table-cell table:formula="oooc:=IF(ISBLANK([.F6];&quot;approval&quot;);0;IF(EXACT([.F6];&quot;draft&quot;);1;IF(EXACT([.F6];&quot;approval&quot;);2;IF(EXACT([.F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new action</text:p>
          </table:table-cell>
          <table:table-cell table:style-name="ce4" office:value-type="string">
            <text:p>approval</text:p>
          </table:table-cell>
          <table:table-cell table:formula="oooc:=IF(ISBLANK([.F7];&quot;approval&quot;);0;IF(EXACT([.F7];&quot;draft&quot;);1;IF(EXACT([.F7];&quot;approval&quot;);2;IF(EXACT([.F7];&quot;final&quot;);3;0))))" office:value-type="float" office:value="0">
            <text:p>Err:508</text:p>
          </table:table-cell>
          <table:table-cell table:number-columns-repeated="4"/>
          <table:table-cell office:value-type="string">
            <text:p>Standard names</text:p>
          </table:table-cell>
          <table:table-cell table:formula="oooc:=153-COUNTBLANK([.B2:.B157])" office:value-type="float" office:value="152">
            <text:p>152</text:p>
          </table:table-cell>
          <table:table-cell table:number-columns-repeated="243"/>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open action</text:p>
          </table:table-cell>
          <table:table-cell table:style-name="ce4" office:value-type="string">
            <text:p>approval</text:p>
          </table:table-cell>
          <table:table-cell table:formula="oooc:=IF(ISBLANK([.F8];&quot;approval&quot;);0;IF(EXACT([.F8];&quot;draft&quot;);1;IF(EXACT([.F8];&quot;approval&quot;);2;IF(EXACT([.F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url line edit, file dialog, kprinter</text:p>
          </table:table-cell>
          <table:table-cell table:style-name="ce4" office:value-type="string">
            <text:p>approval</text:p>
          </table:table-cell>
          <table:table-cell table:formula="oooc:=IF(ISBLANK([.F9];&quot;approval&quot;);0;IF(EXACT([.F9];&quot;draft&quot;);1;IF(EXACT([.F9];&quot;approval&quot;);2;IF(EXACT([.F9];&quot;final&quot;);3;0))))" office:value-type="float" office:value="0">
            <text:p>Err:508</text:p>
          </table:table-cell>
          <table:table-cell office:value-type="string">
            <text:p>needs finalizing of folder.svg?</text:p>
          </table:table-cell>
          <table:table-cell table:number-columns-repeated="248"/>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print action</text:p>
          </table:table-cell>
          <table:table-cell table:style-name="ce4" office:value-type="string">
            <text:p>approval</text:p>
          </table:table-cell>
          <table:table-cell table:formula="oooc:=IF(ISBLANK([.F10];&quot;approval&quot;);0;IF(EXACT([.F10];&quot;draft&quot;);1;IF(EXACT([.F10];&quot;approval&quot;);2;IF(EXACT([.F1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print preview, print job mgr</text:p>
          </table:table-cell>
          <table:table-cell table:style-name="ce4" office:value-type="string">
            <text:p>approval</text:p>
          </table:table-cell>
          <table:table-cell table:formula="oooc:=IF(ISBLANK([.F11];&quot;approval&quot;);0;IF(EXACT([.F11];&quot;draft&quot;);1;IF(EXACT([.F11];&quot;approval&quot;);2;IF(EXACT([.F1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print preview action</text:p>
          </table:table-cell>
          <table:table-cell table:style-name="ce4" office:value-type="string">
            <text:p>approval</text:p>
          </table:table-cell>
          <table:table-cell table:formula="oooc:=IF(ISBLANK([.F12];&quot;approval&quot;);0;IF(EXACT([.F12];&quot;draft&quot;);1;IF(EXACT([.F12];&quot;approval&quot;);2;IF(EXACT([.F12];&quot;final&quot;);3;0))))" office:value-type="float" office:value="0">
            <text:p>Err:508</text:p>
          </table:table-cell>
          <table:table-cell/>
          <table:table-cell office:value-type="string">
            <text:p>Vignoni</text:p>
          </table:table-cell>
          <table:table-cell table:number-columns-repeated="247"/>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download progress, kate, save action</text:p>
          </table:table-cell>
          <table:table-cell table:style-name="ce4" office:value-type="string">
            <text:p>approval</text:p>
          </table:table-cell>
          <table:table-cell table:formula="oooc:=IF(ISBLANK([.F13];&quot;approval&quot;);0;IF(EXACT([.F13];&quot;draft&quot;);1;IF(EXACT([.F13];&quot;approval&quot;);2;IF(EXACT([.F13];&quot;final&quot;);3;0))))" office:value-type="float" office:value="0">
            <text:p>Err:508</text:p>
          </table:table-cell>
          <table:table-cell/>
          <table:table-cell office:value-type="string">
            <text:p>Wimer</text:p>
          </table:table-cell>
          <table:table-cell table:number-columns-repeated="247"/>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save as action</text:p>
          </table:table-cell>
          <table:table-cell table:style-name="ce4" office:value-type="string">
            <text:p>approval</text:p>
          </table:table-cell>
          <table:table-cell table:formula="oooc:=IF(ISBLANK([.F14];&quot;approval&quot;);0;IF(EXACT([.F14];&quot;draft&quot;);1;IF(EXACT([.F14];&quot;approval&quot;);2;IF(EXACT([.F14];&quot;final&quot;);3;0))))" office:value-type="float" office:value="0">
            <text:p>Err:508</text:p>
          </table:table-cell>
          <table:table-cell/>
          <table:table-cell office:value-type="string">
            <text:p>Vignoni</text:p>
          </table:table-cell>
          <table:table-cell table:number-columns-repeated="247"/>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text edit context menus, kate, kdeprint</text:p>
          </table:table-cell>
          <table:table-cell table:style-name="ce4" office:value-type="string">
            <text:p>approval</text:p>
          </table:table-cell>
          <table:table-cell table:formula="oooc:=IF(ISBLANK([.F15];&quot;approval&quot;);0;IF(EXACT([.F15];&quot;draft&quot;);1;IF(EXACT([.F15];&quot;approval&quot;);2;IF(EXACT([.F1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text edit context menus</text:p>
          </table:table-cell>
          <table:table-cell table:style-name="ce4" office:value-type="string">
            <text:p>approval</text:p>
          </table:table-cell>
          <table:table-cell table:formula="oooc:=IF(ISBLANK([.F16];&quot;approval&quot;);0;IF(EXACT([.F16];&quot;draft&quot;);1;IF(EXACT([.F16];&quot;approval&quot;);2;IF(EXACT([.F1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file dialog, kdeprint</text:p>
          </table:table-cell>
          <table:table-cell table:style-name="ce4" office:value-type="string">
            <text:p>approval</text:p>
          </table:table-cell>
          <table:table-cell table:formula="oooc:=IF(ISBLANK([.F17];&quot;approval&quot;);0;IF(EXACT([.F17];&quot;draft&quot;);1;IF(EXACT([.F17];&quot;approval&quot;);2;IF(EXACT([.F1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dialog button</text:p>
          </table:table-cell>
          <table:table-cell table:style-name="ce4" office:value-type="string">
            <text:p>approval</text:p>
          </table:table-cell>
          <table:table-cell table:formula="oooc:=IF(ISBLANK([.F18];&quot;approval&quot;);0;IF(EXACT([.F18];&quot;draft&quot;);1;IF(EXACT([.F18];&quot;approval&quot;);2;IF(EXACT([.F1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text edit context menus, kdeprint</text:p>
          </table:table-cell>
          <table:table-cell table:style-name="ce4" office:value-type="string">
            <text:p>approval</text:p>
          </table:table-cell>
          <table:table-cell table:formula="oooc:=IF(ISBLANK([.F19];&quot;approval&quot;);0;IF(EXACT([.F19];&quot;draft&quot;);1;IF(EXACT([.F19];&quot;approval&quot;);2;IF(EXACT([.F1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undo/redo action, text edit ctx menus, redo stack, print job mgr</text:p>
          </table:table-cell>
          <table:table-cell table:style-name="ce4" office:value-type="string">
            <text:p>approval</text:p>
          </table:table-cell>
          <table:table-cell table:formula="oooc:=IF(ISBLANK([.F20];&quot;approval&quot;);0;IF(EXACT([.F20];&quot;draft&quot;);1;IF(EXACT([.F20];&quot;approval&quot;);2;IF(EXACT([.F2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undo/redo action, text edit context menus, redo stack</text:p>
          </table:table-cell>
          <table:table-cell table:style-name="ce4" office:value-type="string">
            <text:p>approval</text:p>
          </table:table-cell>
          <table:table-cell table:formula="oooc:=IF(ISBLANK([.F21];&quot;approval&quot;);0;IF(EXACT([.F21];&quot;draft&quot;);1;IF(EXACT([.F21];&quot;approval&quot;);2;IF(EXACT([.F2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kate</text:p>
          </table:table-cell>
          <table:table-cell table:style-name="ce4" office:value-type="string">
            <text:p>approval</text:p>
          </table:table-cell>
          <table:table-cell table:formula="oooc:=IF(ISBLANK([.F22];&quot;approval&quot;);0;IF(EXACT([.F22];&quot;draft&quot;);1;IF(EXACT([.F22];&quot;approval&quot;);2;IF(EXACT([.F2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kate</text:p>
          </table:table-cell>
          <table:table-cell table:style-name="ce4" office:value-type="string">
            <text:p>approval</text:p>
          </table:table-cell>
          <table:table-cell table:formula="oooc:=IF(ISBLANK([.F23];&quot;approval&quot;);0;IF(EXACT([.F23];&quot;draft&quot;);1;IF(EXACT([.F23];&quot;approval&quot;);2;IF(EXACT([.F2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kate</text:p>
          </table:table-cell>
          <table:table-cell table:style-name="ce4" office:value-type="string">
            <text:p>approval</text:p>
          </table:table-cell>
          <table:table-cell table:formula="oooc:=IF(ISBLANK([.F24];&quot;approval&quot;);0;IF(EXACT([.F24];&quot;draft&quot;);1;IF(EXACT([.F24];&quot;approval&quot;);2;IF(EXACT([.F2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kate</text:p>
          </table:table-cell>
          <table:table-cell table:style-name="ce4" office:value-type="string">
            <text:p>approval</text:p>
          </table:table-cell>
          <table:table-cell table:formula="oooc:=IF(ISBLANK([.F25];&quot;approval&quot;);0;IF(EXACT([.F25];&quot;draft&quot;);1;IF(EXACT([.F25];&quot;approval&quot;);2;IF(EXACT([.F2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go-down</text:p>
          </table:table-cell>
          <table:table-cell office:value-type="string">
            <text:p>1downarrow</text:p>
          </table:table-cell>
          <table:table-cell office:value-type="string">
            <text:p>The icon for the go down in a list action. </text:p>
          </table:table-cell>
          <table:table-cell office:value-type="string">
            <text:p>khtml</text:p>
          </table:table-cell>
          <table:table-cell table:style-name="ce4" office:value-type="string">
            <text:p>approval</text:p>
          </table:table-cell>
          <table:table-cell table:formula="oooc:=IF(ISBLANK([.F26];&quot;approval&quot;);0;IF(EXACT([.F26];&quot;draft&quot;);1;IF(EXACT([.F26];&quot;approval&quot;);2;IF(EXACT([.F2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home action</text:p>
          </table:table-cell>
          <table:table-cell table:style-name="ce4" office:value-type="string">
            <text:p>approval</text:p>
          </table:table-cell>
          <table:table-cell table:formula="oooc:=IF(ISBLANK([.F27];&quot;approval&quot;);0;IF(EXACT([.F27];&quot;draft&quot;);1;IF(EXACT([.F27];&quot;approval&quot;);2;IF(EXACT([.F2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go-next</text:p>
          </table:table-cell>
          <table:table-cell office:value-type="string">
            <text:p>next</text:p>
          </table:table-cell>
          <table:table-cell office:value-type="string">
            <text:p>The icon for the go to the next item in a list action. </text:p>
          </table:table-cell>
          <table:table-cell office:value-type="string">
            <text:p>next action, kate</text:p>
          </table:table-cell>
          <table:table-cell table:style-name="ce4" office:value-type="string">
            <text:p>approval</text:p>
          </table:table-cell>
          <table:table-cell table:formula="oooc:=IF(ISBLANK([.F28];&quot;approval&quot;);0;IF(EXACT([.F28];&quot;draft&quot;);1;IF(EXACT([.F28];&quot;approval&quot;);2;IF(EXACT([.F2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go-previous</text:p>
          </table:table-cell>
          <table:table-cell office:value-type="string">
            <text:p>previous</text:p>
          </table:table-cell>
          <table:table-cell office:value-type="string">
            <text:p>The icon for the go to the previous item in a list action. </text:p>
          </table:table-cell>
          <table:table-cell office:value-type="string">
            <text:p>previous action, kate</text:p>
          </table:table-cell>
          <table:table-cell table:style-name="ce4" office:value-type="string">
            <text:p>approval</text:p>
          </table:table-cell>
          <table:table-cell table:formula="oooc:=IF(ISBLANK([.F29];&quot;approval&quot;);0;IF(EXACT([.F29];&quot;draft&quot;);1;IF(EXACT([.F29];&quot;approval&quot;);2;IF(EXACT([.F2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go-up</text:p>
          </table:table-cell>
          <table:table-cell office:value-type="string">
            <text:p>1uparrow</text:p>
          </table:table-cell>
          <table:table-cell office:value-type="string">
            <text:p>The icon for the go up in a list action. </text:p>
          </table:table-cell>
          <table:table-cell office:value-type="string">
            <text:p>khtml</text:p>
          </table:table-cell>
          <table:table-cell table:style-name="ce4" office:value-type="string">
            <text:p>approval</text:p>
          </table:table-cell>
          <table:table-cell table:formula="oooc:=IF(ISBLANK([.F30];&quot;approval&quot;);0;IF(EXACT([.F30];&quot;draft&quot;);1;IF(EXACT([.F30];&quot;approval&quot;);2;IF(EXACT([.F3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kprinter</text:p>
          </table:table-cell>
          <table:table-cell table:style-name="ce4" office:value-type="string">
            <text:p>approval</text:p>
          </table:table-cell>
          <table:table-cell table:formula="oooc:=IF(ISBLANK([.F31];&quot;approval&quot;);0;IF(EXACT([.F31];&quot;draft&quot;);1;IF(EXACT([.F31];&quot;approval&quot;);2;IF(EXACT([.F3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notification dialog</text:p>
          </table:table-cell>
          <table:table-cell table:style-name="ce4" office:value-type="string">
            <text:p>approval</text:p>
          </table:table-cell>
          <table:table-cell table:formula="oooc:=IF(ISBLANK([.F32];&quot;approval&quot;);0;IF(EXACT([.F32];&quot;draft&quot;);1;IF(EXACT([.F32];&quot;approval&quot;);2;IF(EXACT([.F3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kross script</text:p>
          </table:table-cell>
          <table:table-cell table:style-name="ce4" office:value-type="string">
            <text:p>approval</text:p>
          </table:table-cell>
          <table:table-cell table:formula="oooc:=IF(ISBLANK([.F33];&quot;approval&quot;);0;IF(EXACT([.F33];&quot;draft&quot;);1;IF(EXACT([.F33];&quot;approval&quot;);2;IF(EXACT([.F3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kross script</text:p>
          </table:table-cell>
          <table:table-cell table:style-name="ce4" office:value-type="string">
            <text:p>approval</text:p>
          </table:table-cell>
          <table:table-cell table:formula="oooc:=IF(ISBLANK([.F34];&quot;approval&quot;);0;IF(EXACT([.F34];&quot;draft&quot;);1;IF(EXACT([.F34];&quot;approval&quot;);2;IF(EXACT([.F3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1leftarrow</text:p>
          </table:table-cell>
          <table:table-cell office:value-type="string">
            <text:p>none</text:p>
          </table:table-cell>
          <table:table-cell office:value-type="string">
            <text:p>datepicker, html</text:p>
          </table:table-cell>
          <table:table-cell table:style-name="ce4" office:value-type="string">
            <text:p>approval</text:p>
          </table:table-cell>
          <table:table-cell table:formula="oooc:=IF(ISBLANK([.F35];&quot;approval&quot;);0;IF(EXACT([.F35];&quot;draft&quot;);1;IF(EXACT([.F35];&quot;approval&quot;);2;IF(EXACT([.F3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1rightarrow</text:p>
          </table:table-cell>
          <table:table-cell office:value-type="string">
            <text:p>none</text:p>
          </table:table-cell>
          <table:table-cell office:value-type="string">
            <text:p>datepicker, html</text:p>
          </table:table-cell>
          <table:table-cell table:style-name="ce4" office:value-type="string">
            <text:p>approval</text:p>
          </table:table-cell>
          <table:table-cell table:formula="oooc:=IF(ISBLANK([.F36];&quot;approval&quot;);0;IF(EXACT([.F36];&quot;draft&quot;);1;IF(EXACT([.F36];&quot;approval&quot;);2;IF(EXACT([.F3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2leftarrow</text:p>
          </table:table-cell>
          <table:table-cell office:value-type="string">
            <text:p>none</text:p>
          </table:table-cell>
          <table:table-cell office:value-type="string">
            <text:p>datepicker</text:p>
          </table:table-cell>
          <table:table-cell table:style-name="ce4" office:value-type="string">
            <text:p>approval</text:p>
          </table:table-cell>
          <table:table-cell table:formula="oooc:=IF(ISBLANK([.F37];&quot;approval&quot;);0;IF(EXACT([.F37];&quot;draft&quot;);1;IF(EXACT([.F37];&quot;approval&quot;);2;IF(EXACT([.F3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2rightarrow</text:p>
          </table:table-cell>
          <table:table-cell office:value-type="string">
            <text:p>none</text:p>
          </table:table-cell>
          <table:table-cell office:value-type="string">
            <text:p>datepicker</text:p>
          </table:table-cell>
          <table:table-cell table:style-name="ce4" office:value-type="string">
            <text:p>approval</text:p>
          </table:table-cell>
          <table:table-cell table:formula="oooc:=IF(ISBLANK([.F38];&quot;approval&quot;);0;IF(EXACT([.F38];&quot;draft&quot;);1;IF(EXACT([.F38];&quot;approval&quot;);2;IF(EXACT([.F3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about_kde</text:p>
          </table:table-cell>
          <table:table-cell office:value-type="string">
            <text:p>none</text:p>
          </table:table-cell>
          <table:table-cell office:value-type="string">
            <text:p>help menu</text:p>
          </table:table-cell>
          <table:table-cell/>
          <table:table-cell table:formula="oooc:=IF(ISBLANK([.F39];&quot;approval&quot;);0;IF(EXACT([.F39];&quot;draft&quot;);1;IF(EXACT([.F39];&quot;approval&quot;);2;IF(EXACT([.F3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add</text:p>
          </table:table-cell>
          <table:table-cell office:value-type="string">
            <text:p>none</text:p>
          </table:table-cell>
          <table:table-cell office:value-type="string">
            <text:p>dialog button</text:p>
          </table:table-cell>
          <table:table-cell table:style-name="ce3"/>
          <table:table-cell table:formula="oooc:=IF(ISBLANK([.F40];&quot;approval&quot;);0;IF(EXACT([.F40];&quot;draft&quot;);1;IF(EXACT([.F40];&quot;approval&quot;);2;IF(EXACT([.F4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apply</text:p>
          </table:table-cell>
          <table:table-cell office:value-type="string">
            <text:p>none</text:p>
          </table:table-cell>
          <table:table-cell office:value-type="string">
            <text:p>dialog button</text:p>
          </table:table-cell>
          <table:table-cell table:style-name="ce4" office:value-type="string">
            <text:p>approval</text:p>
          </table:table-cell>
          <table:table-cell table:formula="oooc:=IF(ISBLANK([.F41];&quot;approval&quot;);0;IF(EXACT([.F41];&quot;draft&quot;);1;IF(EXACT([.F41];&quot;approval&quot;);2;IF(EXACT([.F41];&quot;final&quot;);3;0))))" office:value-type="float" office:value="0">
            <text:p>Err:508</text:p>
          </table:table-cell>
          <table:table-cell office:value-type="string">
            <text:p>another checkmark! heh. how many do we have?</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back</text:p>
          </table:table-cell>
          <table:table-cell office:value-type="string">
            <text:p>none</text:p>
          </table:table-cell>
          <table:table-cell office:value-type="string">
            <text:p>back action, toolbar editor, action selector, kde print</text:p>
          </table:table-cell>
          <table:table-cell table:style-name="ce4" office:value-type="string">
            <text:p>approval</text:p>
          </table:table-cell>
          <table:table-cell table:formula="oooc:=IF(ISBLANK([.F42];&quot;approval&quot;);0;IF(EXACT([.F42];&quot;draft&quot;);1;IF(EXACT([.F42];&quot;approval&quot;);2;IF(EXACT([.F4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bookmark</text:p>
          </table:table-cell>
          <table:table-cell office:value-type="string">
            <text:p>none</text:p>
          </table:table-cell>
          <table:table-cell office:value-type="string">
            <text:p>file dialog, kate, edit bookmark action</text:p>
          </table:table-cell>
          <table:table-cell table:style-name="ce4" office:value-type="string">
            <text:p>approval</text:p>
          </table:table-cell>
          <table:table-cell table:formula="oooc:=IF(ISBLANK([.F43];&quot;approval&quot;);0;IF(EXACT([.F43];&quot;draft&quot;);1;IF(EXACT([.F43];&quot;approval&quot;);2;IF(EXACT([.F4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bookmark_add</text:p>
          </table:table-cell>
          <table:table-cell office:value-type="string">
            <text:p>none</text:p>
          </table:table-cell>
          <table:table-cell office:value-type="string">
            <text:p>bookmark menu</text:p>
          </table:table-cell>
          <table:table-cell table:style-name="ce4" office:value-type="string">
            <text:p>approval</text:p>
          </table:table-cell>
          <table:table-cell table:formula="oooc:=IF(ISBLANK([.F44];&quot;approval&quot;);0;IF(EXACT([.F44];&quot;draft&quot;);1;IF(EXACT([.F44];&quot;approval&quot;);2;IF(EXACT([.F4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bookmarks_list_add</text:p>
          </table:table-cell>
          <table:table-cell office:value-type="string">
            <text:p>none</text:p>
          </table:table-cell>
          <table:table-cell office:value-type="string">
            <text:p>bookmark menu</text:p>
          </table:table-cell>
          <table:table-cell table:style-name="ce4" office:value-type="string">
            <text:p>approval</text:p>
          </table:table-cell>
          <table:table-cell table:formula="oooc:=IF(ISBLANK([.F45];&quot;approval&quot;);0;IF(EXACT([.F45];&quot;draft&quot;);1;IF(EXACT([.F45];&quot;approval&quot;);2;IF(EXACT([.F4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button_cancel</text:p>
          </table:table-cell>
          <table:table-cell office:value-type="string">
            <text:p>none</text:p>
          </table:table-cell>
          <table:table-cell office:value-type="string">
            <text:p>dialog button</text:p>
          </table:table-cell>
          <table:table-cell table:style-name="ce4" office:value-type="string">
            <text:p>approval</text:p>
          </table:table-cell>
          <table:table-cell table:formula="oooc:=IF(ISBLANK([.F46];&quot;approval&quot;);0;IF(EXACT([.F46];&quot;draft&quot;);1;IF(EXACT([.F46];&quot;approval&quot;);2;IF(EXACT([.F4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button_ok</text:p>
          </table:table-cell>
          <table:table-cell office:value-type="string">
            <text:p>none</text:p>
          </table:table-cell>
          <table:table-cell office:value-type="string">
            <text:p>dialog button</text:p>
          </table:table-cell>
          <table:table-cell table:style-name="ce4" office:value-type="string">
            <text:p>approval</text:p>
          </table:table-cell>
          <table:table-cell table:formula="oooc:=IF(ISBLANK([.F47];&quot;approval&quot;);0;IF(EXACT([.F47];&quot;draft&quot;);1;IF(EXACT([.F47];&quot;approval&quot;);2;IF(EXACT([.F4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harset</text:p>
          </table:table-cell>
          <table:table-cell office:value-type="string">
            <text:p>none</text:p>
          </table:table-cell>
          <table:table-cell office:value-type="string">
            <text:p>khtml (encodings)</text:p>
          </table:table-cell>
          <table:table-cell/>
          <table:table-cell table:formula="oooc:=IF(ISBLANK([.F48];&quot;approval&quot;);0;IF(EXACT([.F48];&quot;draft&quot;);1;IF(EXACT([.F48];&quot;approval&quot;);2;IF(EXACT([.F4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lorize</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49];&quot;approval&quot;);0;IF(EXACT([.F49];&quot;draft&quot;);1;IF(EXACT([.F49];&quot;approval&quot;);2;IF(EXACT([.F4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lorpicker</text:p>
          </table:table-cell>
          <table:table-cell office:value-type="string">
            <text:p>none</text:p>
          </table:table-cell>
          <table:table-cell office:value-type="string">
            <text:p>color dialog button</text:p>
          </table:table-cell>
          <table:table-cell table:style-name="ce4" office:value-type="string">
            <text:p>approval</text:p>
          </table:table-cell>
          <table:table-cell table:formula="oooc:=IF(ISBLANK([.F50];&quot;approval&quot;);0;IF(EXACT([.F50];&quot;draft&quot;);1;IF(EXACT([.F50];&quot;approval&quot;);2;IF(EXACT([.F5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mpletion</text:p>
          </table:table-cell>
          <table:table-cell office:value-type="string">
            <text:p>none</text:p>
          </table:table-cell>
          <table:table-cell office:value-type="string">
            <text:p>line edits context menu</text:p>
          </table:table-cell>
          <table:table-cell/>
          <table:table-cell table:formula="oooc:=IF(ISBLANK([.F51];&quot;approval&quot;);0;IF(EXACT([.F51];&quot;draft&quot;);1;IF(EXACT([.F51];&quot;approval&quot;);2;IF(EXACT([.F5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figure</text:p>
          </table:table-cell>
          <table:table-cell office:value-type="string">
            <text:p>none</text:p>
          </table:table-cell>
          <table:table-cell office:value-type="string">
            <text:p>file dialog, properties dialog, kate</text:p>
          </table:table-cell>
          <table:table-cell table:style-name="ce4" office:value-type="string">
            <text:p>approval</text:p>
          </table:table-cell>
          <table:table-cell table:formula="oooc:=IF(ISBLANK([.F52];&quot;approval&quot;);0;IF(EXACT([.F52];&quot;draft&quot;);1;IF(EXACT([.F52];&quot;approval&quot;);2;IF(EXACT([.F5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figure_shortcuts</text:p>
          </table:table-cell>
          <table:table-cell office:value-type="string">
            <text:p>none</text:p>
          </table:table-cell>
          <table:table-cell office:value-type="string">
            <text:p>config shortcuts action</text:p>
          </table:table-cell>
          <table:table-cell table:style-name="ce4" office:value-type="string">
            <text:p>approval</text:p>
          </table:table-cell>
          <table:table-cell table:formula="oooc:=IF(ISBLANK([.F53];&quot;approval&quot;);0;IF(EXACT([.F53];&quot;draft&quot;);1;IF(EXACT([.F53];&quot;approval&quot;);2;IF(EXACT([.F5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figure_toolbars</text:p>
          </table:table-cell>
          <table:table-cell office:value-type="string">
            <text:p>none</text:p>
          </table:table-cell>
          <table:table-cell office:value-type="string">
            <text:p>config toolbars action</text:p>
          </table:table-cell>
          <table:table-cell table:style-name="ce4" office:value-type="string">
            <text:p>approval</text:p>
          </table:table-cell>
          <table:table-cell table:formula="oooc:=IF(ISBLANK([.F54];&quot;approval&quot;);0;IF(EXACT([.F54];&quot;draft&quot;);1;IF(EXACT([.F54];&quot;approval&quot;);2;IF(EXACT([.F5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nect_established</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55];&quot;approval&quot;);0;IF(EXACT([.F55];&quot;draft&quot;);1;IF(EXACT([.F55];&quot;approval&quot;);2;IF(EXACT([.F5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tents</text:p>
          </table:table-cell>
          <table:table-cell office:value-type="string">
            <text:p>none</text:p>
          </table:table-cell>
          <table:table-cell office:value-type="string">
            <text:p>help menu, printer config</text:p>
          </table:table-cell>
          <table:table-cell table:style-name="ce4" office:value-type="string">
            <text:p>approval</text:p>
          </table:table-cell>
          <table:table-cell table:formula="oooc:=IF(ISBLANK([.F56];&quot;approval&quot;);0;IF(EXACT([.F56];&quot;draft&quot;);1;IF(EXACT([.F56];&quot;approval&quot;);2;IF(EXACT([.F5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texthelp</text:p>
          </table:table-cell>
          <table:table-cell office:value-type="string">
            <text:p>none</text:p>
          </table:table-cell>
          <table:table-cell office:value-type="string">
            <text:p>whats this action</text:p>
          </table:table-cell>
          <table:table-cell table:style-name="ce4" office:value-type="string">
            <text:p>approval</text:p>
          </table:table-cell>
          <table:table-cell table:formula="oooc:=IF(ISBLANK([.F57];&quot;approval&quot;);0;IF(EXACT([.F57];&quot;draft&quot;);1;IF(EXACT([.F57];&quot;approval&quot;);2;IF(EXACT([.F5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contexthelp</text:p>
          </table:table-cell>
          <table:table-cell office:value-type="string">
            <text:p>none</text:p>
          </table:table-cell>
          <table:table-cell office:value-type="string">
            <text:p>help menu</text:p>
          </table:table-cell>
          <table:table-cell table:style-name="ce4" office:value-type="string">
            <text:p>approval</text:p>
          </table:table-cell>
          <table:table-cell table:formula="oooc:=IF(ISBLANK([.F58];&quot;approval&quot;);0;IF(EXACT([.F58];&quot;draft&quot;);1;IF(EXACT([.F58];&quot;approval&quot;);2;IF(EXACT([.F5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down</text:p>
          </table:table-cell>
          <table:table-cell office:value-type="string">
            <text:p>none</text:p>
          </table:table-cell>
          <table:table-cell table:style-name="ce3" office:value-type="string">
            <text:p>toolbar editor, action selector dialog, kate, kprinter</text:p>
          </table:table-cell>
          <table:table-cell table:style-name="ce4" office:value-type="string">
            <text:p>approval</text:p>
          </table:table-cell>
          <table:table-cell table:formula="oooc:=IF(ISBLANK([.F59];&quot;approval&quot;);0;IF(EXACT([.F59];&quot;draft&quot;);1;IF(EXACT([.F59];&quot;approval&quot;);2;IF(EXACT([.F5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editclear</text:p>
          </table:table-cell>
          <table:table-cell office:value-type="string">
            <text:p>none</text:p>
          </table:table-cell>
          <table:table-cell office:value-type="string">
            <text:p>text edit context menus</text:p>
          </table:table-cell>
          <table:table-cell table:style-name="ce4" office:value-type="string">
            <text:p>approval</text:p>
          </table:table-cell>
          <table:table-cell table:formula="oooc:=IF(ISBLANK([.F60];&quot;approval&quot;);0;IF(EXACT([.F60];&quot;draft&quot;);1;IF(EXACT([.F60];&quot;approval&quot;);2;IF(EXACT([.F6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edittrash</text:p>
          </table:table-cell>
          <table:table-cell office:value-type="string">
            <text:p>none</text:p>
          </table:table-cell>
          <table:table-cell office:value-type="string">
            <text:p>file dialog, print job mgr</text:p>
          </table:table-cell>
          <table:table-cell/>
          <table:table-cell table:formula="oooc:=IF(ISBLANK([.F61];&quot;approval&quot;);0;IF(EXACT([.F61];&quot;draft&quot;);1;IF(EXACT([.F61];&quot;approval&quot;);2;IF(EXACT([.F61];&quot;final&quot;);3;0))))" office:value-type="float" office:value="0">
            <text:p>Err:508</text:p>
          </table:table-cell>
          <table:table-cell office:value-type="string">
            <text:p>should we just replace this with the trash can from filesystem/?</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filefind</text:p>
          </table:table-cell>
          <table:table-cell office:value-type="string">
            <text:p>none</text:p>
          </table:table-cell>
          <table:table-cell office:value-type="string">
            <text:p>kprinter</text:p>
          </table:table-cell>
          <table:table-cell table:style-name="ce4" office:value-type="string">
            <text:p>approval</text:p>
          </table:table-cell>
          <table:table-cell table:formula="oooc:=IF(ISBLANK([.F62];&quot;approval&quot;);0;IF(EXACT([.F62];&quot;draft&quot;);1;IF(EXACT([.F62];&quot;approval&quot;);2;IF(EXACT([.F6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ileimport</text:p>
          </table:table-cell>
          <table:table-cell office:value-type="string">
            <text:p>none</text:p>
          </table:table-cell>
          <table:table-cell office:value-type="string">
            <text:p>kross script</text:p>
          </table:table-cell>
          <table:table-cell table:style-name="ce4" office:value-type="string">
            <text:p>approval</text:p>
          </table:table-cell>
          <table:table-cell table:formula="oooc:=IF(ISBLANK([.F63];&quot;approval&quot;);0;IF(EXACT([.F63];&quot;draft&quot;);1;IF(EXACT([.F63];&quot;approval&quot;);2;IF(EXACT([.F6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ilter</text:p>
          </table:table-cell>
          <table:table-cell office:value-type="string">
            <text:p>none</text:p>
          </table:table-cell>
          <table:table-cell office:value-type="string">
            <text:p>kate, kprinter</text:p>
          </table:table-cell>
          <table:table-cell table:style-name="ce4" office:value-type="string">
            <text:p>approval</text:p>
          </table:table-cell>
          <table:table-cell table:formula="oooc:=IF(ISBLANK([.F64];&quot;approval&quot;);0;IF(EXACT([.F64];&quot;draft&quot;);1;IF(EXACT([.F64];&quot;approval&quot;);2;IF(EXACT([.F6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inish</text:p>
          </table:table-cell>
          <table:table-cell office:value-type="string">
            <text:p>none</text:p>
          </table:table-cell>
          <table:table-cell office:value-type="string">
            <text:p>last page action</text:p>
          </table:table-cell>
          <table:table-cell table:style-name="ce4" office:value-type="string">
            <text:p>approval</text:p>
          </table:table-cell>
          <table:table-cell table:formula="oooc:=IF(ISBLANK([.F65];&quot;approval&quot;);0;IF(EXACT([.F65];&quot;draft&quot;);1;IF(EXACT([.F65];&quot;approval&quot;);2;IF(EXACT([.F6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older_new</text:p>
          </table:table-cell>
          <table:table-cell office:value-type="string">
            <text:p>none</text:p>
          </table:table-cell>
          <table:table-cell office:value-type="string">
            <text:p>bookmark menu, file dialog</text:p>
          </table:table-cell>
          <table:table-cell table:style-name="ce4" office:value-type="string">
            <text:p>approval</text:p>
          </table:table-cell>
          <table:table-cell table:formula="oooc:=IF(ISBLANK([.F66];&quot;approval&quot;);0;IF(EXACT([.F66];&quot;draft&quot;);1;IF(EXACT([.F66];&quot;approval&quot;);2;IF(EXACT([.F66];&quot;final&quot;);3;0))))" office:value-type="float" office:value="0">
            <text:p>Err:508</text:p>
          </table:table-cell>
          <table:table-cell office:value-type="string">
            <text:p>needs finalizing of folder.svg?</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forward</text:p>
          </table:table-cell>
          <table:table-cell office:value-type="string">
            <text:p>none</text:p>
          </table:table-cell>
          <table:table-cell office:value-type="string">
            <text:p>forward action, toolbar editor, action selector, kdeprint</text:p>
          </table:table-cell>
          <table:table-cell table:style-name="ce4" office:value-type="string">
            <text:p>approval</text:p>
          </table:table-cell>
          <table:table-cell table:formula="oooc:=IF(ISBLANK([.F67];&quot;approval&quot;);0;IF(EXACT([.F67];&quot;draft&quot;);1;IF(EXACT([.F67];&quot;approval&quot;);2;IF(EXACT([.F6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rame_edit</text:p>
          </table:table-cell>
          <table:table-cell office:value-type="string">
            <text:p>none</text:p>
          </table:table-cell>
          <table:table-cell office:value-type="string">
            <text:p>kate</text:p>
          </table:table-cell>
          <table:table-cell/>
          <table:table-cell table:formula="oooc:=IF(ISBLANK([.F68];&quot;approval&quot;);0;IF(EXACT([.F68];&quot;draft&quot;);1;IF(EXACT([.F68];&quot;approval&quot;);2;IF(EXACT([.F6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frameprint</text:p>
          </table:table-cell>
          <table:table-cell office:value-type="string">
            <text:p>none</text:p>
          </table:table-cell>
          <table:table-cell office:value-type="string">
            <text:p>khtml print</text:p>
          </table:table-cell>
          <table:table-cell table:style-name="ce4" office:value-type="string">
            <text:p>approval</text:p>
          </table:table-cell>
          <table:table-cell table:formula="oooc:=IF(ISBLANK([.F69];&quot;approval&quot;);0;IF(EXACT([.F69];&quot;draft&quot;);1;IF(EXACT([.F69];&quot;approval&quot;);2;IF(EXACT([.F6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goto</text:p>
          </table:table-cell>
          <table:table-cell office:value-type="string">
            <text:p>none</text:p>
          </table:table-cell>
          <table:table-cell office:value-type="string">
            <text:p>go to page action</text:p>
          </table:table-cell>
          <table:table-cell table:style-name="ce4" office:value-type="string">
            <text:p>approval</text:p>
          </table:table-cell>
          <table:table-cell table:formula="oooc:=IF(ISBLANK([.F70];&quot;approval&quot;);0;IF(EXACT([.F70];&quot;draft&quot;);1;IF(EXACT([.F70];&quot;approval&quot;);2;IF(EXACT([.F7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history</text:p>
          </table:table-cell>
          <table:table-cell office:value-type="string">
            <text:p>none</text:p>
          </table:table-cell>
          <table:table-cell office:value-type="string">
            <text:p>print job mgr, knewstuff</text:p>
          </table:table-cell>
          <table:table-cell table:style-name="ce4" office:value-type="string">
            <text:p>approval</text:p>
          </table:table-cell>
          <table:table-cell table:formula="oooc:=IF(ISBLANK([.F71];&quot;approval&quot;);0;IF(EXACT([.F71];&quot;draft&quot;);1;IF(EXACT([.F71];&quot;approval&quot;);2;IF(EXACT([.F7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history_clear</text:p>
          </table:table-cell>
          <table:table-cell office:value-type="string">
            <text:p>none</text:p>
          </table:table-cell>
          <table:table-cell office:value-type="string">
            <text:p>combobox context menu, html forms</text:p>
          </table:table-cell>
          <table:table-cell table:style-name="ce4" office:value-type="string">
            <text:p>approval</text:p>
          </table:table-cell>
          <table:table-cell table:formula="oooc:=IF(ISBLANK([.F72];&quot;approval&quot;);0;IF(EXACT([.F72];&quot;draft&quot;);1;IF(EXACT([.F72];&quot;approval&quot;);2;IF(EXACT([.F7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idea</text:p>
          </table:table-cell>
          <table:table-cell office:value-type="string">
            <text:p>none</text:p>
          </table:table-cell>
          <table:table-cell office:value-type="string">
            <text:p>ktip dialog and action</text:p>
          </table:table-cell>
          <table:table-cell table:style-name="ce4" office:value-type="string">
            <text:p>approval</text:p>
          </table:table-cell>
          <table:table-cell table:formula="oooc:=IF(ISBLANK([.F73];&quot;approval&quot;);0;IF(EXACT([.F73];&quot;draft&quot;);1;IF(EXACT([.F73];&quot;approval&quot;);2;IF(EXACT([.F7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images_display</text:p>
          </table:table-cell>
          <table:table-cell office:value-type="string">
            <text:p>none</text:p>
          </table:table-cell>
          <table:table-cell office:value-type="string">
            <text:p>khtml</text:p>
          </table:table-cell>
          <table:table-cell/>
          <table:table-cell table:formula="oooc:=IF(ISBLANK([.F74];&quot;approval&quot;);0;IF(EXACT([.F74];&quot;draft&quot;);1;IF(EXACT([.F74];&quot;approval&quot;);2;IF(EXACT([.F7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indent</text:p>
          </table:table-cell>
          <table:table-cell office:value-type="string">
            <text:p>none</text:p>
          </table:table-cell>
          <table:table-cell office:value-type="string">
            <text:p>kate</text:p>
          </table:table-cell>
          <table:table-cell/>
          <table:table-cell table:formula="oooc:=IF(ISBLANK([.F75];&quot;approval&quot;);0;IF(EXACT([.F75];&quot;draft&quot;);1;IF(EXACT([.F75];&quot;approval&quot;);2;IF(EXACT([.F7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printer config</text:p>
          </table:table-cell>
          <table:table-cell/>
          <table:table-cell table:formula="oooc:=IF(ISBLANK([.F76];&quot;approval&quot;);0;IF(EXACT([.F76];&quot;draft&quot;);1;IF(EXACT([.F76];&quot;approval&quot;);2;IF(EXACT([.F7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printer config</text:p>
          </table:table-cell>
          <table:table-cell/>
          <table:table-cell table:formula="oooc:=IF(ISBLANK([.F77];&quot;approval&quot;);0;IF(EXACT([.F77];&quot;draft&quot;);1;IF(EXACT([.F77];&quot;approval&quot;);2;IF(EXACT([.F7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printer config</text:p>
          </table:table-cell>
          <table:table-cell/>
          <table:table-cell table:formula="oooc:=IF(ISBLANK([.F78];&quot;approval&quot;);0;IF(EXACT([.F78];&quot;draft&quot;);1;IF(EXACT([.F78];&quot;approval&quot;);2;IF(EXACT([.F7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printer config</text:p>
          </table:table-cell>
          <table:table-cell/>
          <table:table-cell table:formula="oooc:=IF(ISBLANK([.F79];&quot;approval&quot;);0;IF(EXACT([.F79];&quot;draft&quot;);1;IF(EXACT([.F79];&quot;approval&quot;);2;IF(EXACT([.F7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printer config</text:p>
          </table:table-cell>
          <table:table-cell/>
          <table:table-cell table:formula="oooc:=IF(ISBLANK([.F80];&quot;approval&quot;);0;IF(EXACT([.F80];&quot;draft&quot;);1;IF(EXACT([.F80];&quot;approval&quot;);2;IF(EXACT([.F8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printer config</text:p>
          </table:table-cell>
          <table:table-cell/>
          <table:table-cell table:formula="oooc:=IF(ISBLANK([.F81];&quot;approval&quot;);0;IF(EXACT([.F81];&quot;draft&quot;);1;IF(EXACT([.F81];&quot;approval&quot;);2;IF(EXACT([.F8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enableprinter</text:p>
          </table:table-cell>
          <table:table-cell office:value-type="string">
            <text:p>none</text:p>
          </table:table-cell>
          <table:table-cell office:value-type="string">
            <text:p>printer config</text:p>
          </table:table-cell>
          <table:table-cell table:style-name="ce4" office:value-type="string">
            <text:p>approval</text:p>
          </table:table-cell>
          <table:table-cell table:formula="oooc:=IF(ISBLANK([.F82];&quot;approval&quot;);0;IF(EXACT([.F82];&quot;draft&quot;);1;IF(EXACT([.F82];&quot;approval&quot;);2;IF(EXACT([.F82];&quot;final&quot;);3;0))))" office:value-type="float" office:value="0">
            <text:p>Err:508</text:p>
          </table:table-cell>
          <table:table-cell office:value-type="string">
            <text:p>wrong name in theme or?</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printer config</text:p>
          </table:table-cell>
          <table:table-cell/>
          <table:table-cell table:formula="oooc:=IF(ISBLANK([.F83];&quot;approval&quot;);0;IF(EXACT([.F83];&quot;draft&quot;);1;IF(EXACT([.F83];&quot;approval&quot;);2;IF(EXACT([.F8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kdeprint</text:p>
          </table:table-cell>
          <table:table-cell/>
          <table:table-cell table:formula="oooc:=IF(ISBLANK([.F84];&quot;approval&quot;);0;IF(EXACT([.F84];&quot;draft&quot;);1;IF(EXACT([.F84];&quot;approval&quot;);2;IF(EXACT([.F8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queuestate</text:p>
          </table:table-cell>
          <table:table-cell office:value-type="string">
            <text:p>none</text:p>
          </table:table-cell>
          <table:table-cell office:value-type="string">
            <text:p>printer config</text:p>
          </table:table-cell>
          <table:table-cell table:style-name="ce4" office:value-type="string">
            <text:p>approval</text:p>
          </table:table-cell>
          <table:table-cell table:formula="oooc:=IF(ISBLANK([.F85];&quot;approval&quot;);0;IF(EXACT([.F85];&quot;draft&quot;);1;IF(EXACT([.F85];&quot;approval&quot;);2;IF(EXACT([.F85];&quot;final&quot;);3;0))))" office:value-type="float" office:value="0">
            <text:p>Err:508</text:p>
          </table:table-cell>
          <table:table-cell office:value-type="string">
            <text:p>wrong name in theme or?</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cups config (printing)</text:p>
          </table:table-cell>
          <table:table-cell/>
          <table:table-cell table:formula="oooc:=IF(ISBLANK([.F86];&quot;approval&quot;);0;IF(EXACT([.F86];&quot;draft&quot;);1;IF(EXACT([.F86];&quot;approval&quot;);2;IF(EXACT([.F8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printer config</text:p>
          </table:table-cell>
          <table:table-cell/>
          <table:table-cell table:formula="oooc:=IF(ISBLANK([.F87];&quot;approval&quot;);0;IF(EXACT([.F87];&quot;draft&quot;);1;IF(EXACT([.F87];&quot;approval&quot;);2;IF(EXACT([.F8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stopprinter</text:p>
          </table:table-cell>
          <table:table-cell office:value-type="string">
            <text:p>none</text:p>
          </table:table-cell>
          <table:table-cell office:value-type="string">
            <text:p>printer config</text:p>
          </table:table-cell>
          <table:table-cell table:style-name="ce4" office:value-type="string">
            <text:p>approval</text:p>
          </table:table-cell>
          <table:table-cell table:formula="oooc:=IF(ISBLANK([.F88];&quot;approval&quot;);0;IF(EXACT([.F88];&quot;draft&quot;);1;IF(EXACT([.F88];&quot;approval&quot;);2;IF(EXACT([.F88];&quot;final&quot;);3;0))))" office:value-type="float" office:value="0">
            <text:p>Err:508</text:p>
          </table:table-cell>
          <table:table-cell office:value-type="string">
            <text:p>wrong name in theme or?</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stopprinter</text:p>
          </table:table-cell>
          <table:table-cell office:value-type="string">
            <text:p>none</text:p>
          </table:table-cell>
          <table:table-cell office:value-type="string">
            <text:p>printer config</text:p>
          </table:table-cell>
          <table:table-cell table:style-name="ce4" office:value-type="string">
            <text:p>approval</text:p>
          </table:table-cell>
          <table:table-cell table:formula="oooc:=IF(ISBLANK([.F89];&quot;approval&quot;);0;IF(EXACT([.F89];&quot;draft&quot;);1;IF(EXACT([.F89];&quot;approval&quot;);2;IF(EXACT([.F89];&quot;final&quot;);3;0))))" office:value-type="float" office:value="0">
            <text:p>Err:508</text:p>
          </table:table-cell>
          <table:table-cell office:value-type="string">
            <text:p>wrong name in theme or?</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printer config</text:p>
          </table:table-cell>
          <table:table-cell/>
          <table:table-cell table:formula="oooc:=IF(ISBLANK([.F90];&quot;approval&quot;);0;IF(EXACT([.F90];&quot;draft&quot;);1;IF(EXACT([.F90];&quot;approval&quot;);2;IF(EXACT([.F9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cups config (printing)</text:p>
          </table:table-cell>
          <table:table-cell/>
          <table:table-cell table:formula="oooc:=IF(ISBLANK([.F91];&quot;approval&quot;);0;IF(EXACT([.F91];&quot;draft&quot;);1;IF(EXACT([.F91];&quot;approval&quot;);2;IF(EXACT([.F9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knewstuff</text:p>
          </table:table-cell>
          <table:table-cell office:value-type="string">
            <text:p>none</text:p>
          </table:table-cell>
          <table:table-cell office:value-type="string">
            <text:p>kross script, knewstuff</text:p>
          </table:table-cell>
          <table:table-cell table:style-name="ce4" office:value-type="string">
            <text:p>approval</text:p>
          </table:table-cell>
          <table:table-cell table:formula="oooc:=IF(ISBLANK([.F92];&quot;approval&quot;);0;IF(EXACT([.F92];&quot;draft&quot;);1;IF(EXACT([.F92];&quot;approval&quot;);2;IF(EXACT([.F92];&quot;final&quot;);3;0))))" office:value-type="float" office:value="0">
            <text:p>Err:508</text:p>
          </table:table-cell>
          <table:table-cell office:value-type="string">
            <text:p>looks a lot like bookmarks icon?</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mail_generic</text:p>
          </table:table-cell>
          <table:table-cell office:value-type="string">
            <text:p>none</text:p>
          </table:table-cell>
          <table:table-cell office:value-type="string">
            <text:p>khtml</text:p>
          </table:table-cell>
          <table:table-cell table:style-name="ce4" office:value-type="string">
            <text:p>approval</text:p>
          </table:table-cell>
          <table:table-cell table:formula="oooc:=IF(ISBLANK([.F93];&quot;approval&quot;);0;IF(EXACT([.F93];&quot;draft&quot;);1;IF(EXACT([.F93];&quot;approval&quot;);2;IF(EXACT([.F9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mail_send</text:p>
          </table:table-cell>
          <table:table-cell office:value-type="string">
            <text:p>none</text:p>
          </table:table-cell>
          <table:table-cell office:value-type="string">
            <text:p>email action</text:p>
          </table:table-cell>
          <table:table-cell table:style-name="ce4" office:value-type="string">
            <text:p>approval</text:p>
          </table:table-cell>
          <table:table-cell table:formula="oooc:=IF(ISBLANK([.F94];&quot;approval&quot;);0;IF(EXACT([.F94];&quot;draft&quot;);1;IF(EXACT([.F94];&quot;approval&quot;);2;IF(EXACT([.F9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remove</text:p>
          </table:table-cell>
          <table:table-cell office:value-type="string">
            <text:p>none</text:p>
          </table:table-cell>
          <table:table-cell office:value-type="string">
            <text:p>dialog button</text:p>
          </table:table-cell>
          <table:table-cell table:style-name="ce4" office:value-type="string">
            <text:p>approval</text:p>
          </table:table-cell>
          <table:table-cell table:formula="oooc:=IF(ISBLANK([.F95];&quot;approval&quot;);0;IF(EXACT([.F95];&quot;draft&quot;);1;IF(EXACT([.F95];&quot;approval&quot;);2;IF(EXACT([.F9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revert</text:p>
          </table:table-cell>
          <table:table-cell office:value-type="string">
            <text:p>none</text:p>
          </table:table-cell>
          <table:table-cell office:value-type="string">
            <text:p>revert file action</text:p>
          </table:table-cell>
          <table:table-cell table:style-name="ce4" office:value-type="string">
            <text:p>approval</text:p>
          </table:table-cell>
          <table:table-cell table:formula="oooc:=IF(ISBLANK([.F96];&quot;approval&quot;);0;IF(EXACT([.F96];&quot;draft&quot;);1;IF(EXACT([.F96];&quot;approval&quot;);2;IF(EXACT([.F9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rightjust</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97];&quot;approval&quot;);0;IF(EXACT([.F97];&quot;draft&quot;);1;IF(EXACT([.F97];&quot;approval&quot;);2;IF(EXACT([.F9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rotate_ccw</text:p>
          </table:table-cell>
          <table:table-cell office:value-type="string">
            <text:p>none</text:p>
          </table:table-cell>
          <table:table-cell office:value-type="string">
            <text:p>pixmap region selector</text:p>
          </table:table-cell>
          <table:table-cell table:style-name="ce4" office:value-type="string">
            <text:p>approval</text:p>
          </table:table-cell>
          <table:table-cell table:formula="oooc:=IF(ISBLANK([.F98];&quot;approval&quot;);0;IF(EXACT([.F98];&quot;draft&quot;);1;IF(EXACT([.F98];&quot;approval&quot;);2;IF(EXACT([.F9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rotate_cw</text:p>
          </table:table-cell>
          <table:table-cell office:value-type="string">
            <text:p>none</text:p>
          </table:table-cell>
          <table:table-cell office:value-type="string">
            <text:p>pixmap region selector</text:p>
          </table:table-cell>
          <table:table-cell table:style-name="ce4" office:value-type="string">
            <text:p>approval</text:p>
          </table:table-cell>
          <table:table-cell table:formula="oooc:=IF(ISBLANK([.F99];&quot;approval&quot;);0;IF(EXACT([.F99];&quot;draft&quot;);1;IF(EXACT([.F99];&quot;approval&quot;);2;IF(EXACT([.F9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share</text:p>
          </table:table-cell>
          <table:table-cell office:value-type="string">
            <text:p>none</text:p>
          </table:table-cell>
          <table:table-cell office:value-type="string">
            <text:p>share overlay</text:p>
          </table:table-cell>
          <table:table-cell/>
          <table:table-cell table:formula="oooc:=IF(ISBLANK([.F100];&quot;approval&quot;);0;IF(EXACT([.F100];&quot;draft&quot;);1;IF(EXACT([.F100];&quot;approval&quot;);2;IF(EXACT([.F10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showmenu</text:p>
          </table:table-cell>
          <table:table-cell office:value-type="string">
            <text:p>none</text:p>
          </table:table-cell>
          <table:table-cell office:value-type="string">
            <text:p>showMenuBar action</text:p>
          </table:table-cell>
          <table:table-cell table:number-columns-repeated="251"/>
        </table:table-row>
        <table:table-row table:style-name="ro1">
          <table:table-cell office:value-type="string">
            <text:p>actions</text:p>
          </table:table-cell>
          <table:table-cell office:value-type="string">
            <text:p>none</text:p>
          </table:table-cell>
          <table:table-cell office:value-type="string">
            <text:p>sort</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102];&quot;approval&quot;);0;IF(EXACT([.F102];&quot;draft&quot;);1;IF(EXACT([.F102];&quot;approval&quot;);2;IF(EXACT([.F10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start</text:p>
          </table:table-cell>
          <table:table-cell office:value-type="string">
            <text:p>none</text:p>
          </table:table-cell>
          <table:table-cell office:value-type="string">
            <text:p>first page action</text:p>
          </table:table-cell>
          <table:table-cell table:style-name="ce4" office:value-type="string">
            <text:p>approval</text:p>
          </table:table-cell>
          <table:table-cell table:formula="oooc:=IF(ISBLANK([.F103];&quot;approval&quot;);0;IF(EXACT([.F103];&quot;draft&quot;);1;IF(EXACT([.F103];&quot;approval&quot;);2;IF(EXACT([.F10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stop</text:p>
          </table:table-cell>
          <table:table-cell office:value-type="string">
            <text:p>none</text:p>
          </table:table-cell>
          <table:table-cell office:value-type="string">
            <text:p>kjs debugger, print preview, print job mgr</text:p>
          </table:table-cell>
          <table:table-cell table:style-name="ce4" office:value-type="string">
            <text:p>approval</text:p>
          </table:table-cell>
          <table:table-cell table:formula="oooc:=IF(ISBLANK([.F104];&quot;approval&quot;);0;IF(EXACT([.F104];&quot;draft&quot;);1;IF(EXACT([.F104];&quot;approval&quot;);2;IF(EXACT([.F10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stop</text:p>
          </table:table-cell>
          <table:table-cell office:value-type="string">
            <text:p>none</text:p>
          </table:table-cell>
          <table:table-cell office:value-type="string">
            <text:p>khtml/ecma/debugger/images</text:p>
          </table:table-cell>
          <table:table-cell table:style-name="ce4" office:value-type="string">
            <text:p>approval</text:p>
          </table:table-cell>
          <table:table-cell table:formula="oooc:=IF(ISBLANK([.F105];&quot;approval&quot;);0;IF(EXACT([.F105];&quot;draft&quot;);1;IF(EXACT([.F105];&quot;approval&quot;);2;IF(EXACT([.F105];&quot;final&quot;);3;0))))" office:value-type="float" office:value="0">
            <text:p>Err:508</text:p>
          </table:table-cell>
          <table:table-cell office:value-type="string">
            <text:p>not using icon theme?!</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tab_new</text:p>
          </table:table-cell>
          <table:table-cell office:value-type="string">
            <text:p>none</text:p>
          </table:table-cell>
          <table:table-cell office:value-type="string">
            <text:p>khtml</text:p>
          </table:table-cell>
          <table:table-cell table:style-name="ce4" office:value-type="string">
            <text:p>approval</text:p>
          </table:table-cell>
          <table:table-cell table:formula="oooc:=IF(ISBLANK([.F106];&quot;approval&quot;);0;IF(EXACT([.F106];&quot;draft&quot;);1;IF(EXACT([.F106];&quot;approval&quot;);2;IF(EXACT([.F10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thumbnail</text:p>
          </table:table-cell>
          <table:table-cell/>
          <table:table-cell office:value-type="string">
            <text:p>image previewer, file dialog</text:p>
          </table:table-cell>
          <table:table-cell table:style-name="ce4" office:value-type="string">
            <text:p>approval</text:p>
          </table:table-cell>
          <table:table-cell table:formula="oooc:=IF(ISBLANK([.F107];&quot;approval&quot;);0;IF(EXACT([.F107];&quot;draft&quot;);1;IF(EXACT([.F107];&quot;approval&quot;);2;IF(EXACT([.F10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today</text:p>
          </table:table-cell>
          <table:table-cell office:value-type="string">
            <text:p>none</text:p>
          </table:table-cell>
          <table:table-cell office:value-type="string">
            <text:p>datepicker</text:p>
          </table:table-cell>
          <table:table-cell table:style-name="ce4" office:value-type="string">
            <text:p>approval</text:p>
          </table:table-cell>
          <table:table-cell table:formula="oooc:=IF(ISBLANK([.F108];&quot;approval&quot;);0;IF(EXACT([.F108];&quot;draft&quot;);1;IF(EXACT([.F108];&quot;approval&quot;);2;IF(EXACT([.F10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unindent</text:p>
          </table:table-cell>
          <table:table-cell office:value-type="string">
            <text:p>none</text:p>
          </table:table-cell>
          <table:table-cell office:value-type="string">
            <text:p>kate</text:p>
          </table:table-cell>
          <table:table-cell/>
          <table:table-cell table:formula="oooc:=IF(ISBLANK([.F109];&quot;approval&quot;);0;IF(EXACT([.F109];&quot;draft&quot;);1;IF(EXACT([.F109];&quot;approval&quot;);2;IF(EXACT([.F10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unlock</text:p>
          </table:table-cell>
          <table:table-cell office:value-type="string">
            <text:p>none</text:p>
          </table:table-cell>
          <table:table-cell office:value-type="string">
            <text:p>toolbar context menu</text:p>
          </table:table-cell>
          <table:table-cell/>
          <table:table-cell table:formula="oooc:=IF(ISBLANK([.F110];&quot;approval&quot;);0;IF(EXACT([.F110];&quot;draft&quot;);1;IF(EXACT([.F110];&quot;approval&quot;);2;IF(EXACT([.F11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up</text:p>
          </table:table-cell>
          <table:table-cell office:value-type="string">
            <text:p>none</text:p>
          </table:table-cell>
          <table:table-cell office:value-type="string">
            <text:p>toolbar editor, action selector dialog, kate, kprinter</text:p>
          </table:table-cell>
          <table:table-cell table:style-name="ce4" office:value-type="string">
            <text:p>approval</text:p>
          </table:table-cell>
          <table:table-cell table:formula="oooc:=IF(ISBLANK([.F111];&quot;approval&quot;);0;IF(EXACT([.F111];&quot;draft&quot;);1;IF(EXACT([.F111];&quot;approval&quot;);2;IF(EXACT([.F11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kdeprint</text:p>
          </table:table-cell>
          <table:table-cell/>
          <table:table-cell table:formula="oooc:=IF(ISBLANK([.F112];&quot;approval&quot;);0;IF(EXACT([.F112];&quot;draft&quot;);1;IF(EXACT([.F112];&quot;approval&quot;);2;IF(EXACT([.F11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view_detailed</text:p>
          </table:table-cell>
          <table:table-cell office:value-type="string">
            <text:p>none</text:p>
          </table:table-cell>
          <table:table-cell office:value-type="string">
            <text:p>file dialog</text:p>
          </table:table-cell>
          <table:table-cell table:style-name="ce4" office:value-type="string">
            <text:p>approval</text:p>
          </table:table-cell>
          <table:table-cell table:formula="oooc:=IF(ISBLANK([.F113];&quot;approval&quot;);0;IF(EXACT([.F113];&quot;draft&quot;);1;IF(EXACT([.F113];&quot;approval&quot;);2;IF(EXACT([.F11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view_multicolumn</text:p>
          </table:table-cell>
          <table:table-cell office:value-type="string">
            <text:p>none</text:p>
          </table:table-cell>
          <table:table-cell office:value-type="string">
            <text:p>file dialog</text:p>
          </table:table-cell>
          <table:table-cell table:style-name="ce4" office:value-type="string">
            <text:p>approval</text:p>
          </table:table-cell>
          <table:table-cell table:formula="oooc:=IF(ISBLANK([.F114];&quot;approval&quot;);0;IF(EXACT([.F114];&quot;draft&quot;);1;IF(EXACT([.F114];&quot;approval&quot;);2;IF(EXACT([.F11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view_text</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115];&quot;approval&quot;);0;IF(EXACT([.F115];&quot;draft&quot;);1;IF(EXACT([.F115];&quot;approval&quot;);2;IF(EXACT([.F11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window_nofullscreen</text:p>
          </table:table-cell>
          <table:table-cell office:value-type="string">
            <text:p>none</text:p>
          </table:table-cell>
          <table:table-cell office:value-type="string">
            <text:p>de-full screen action</text:p>
          </table:table-cell>
          <table:table-cell table:style-name="ce4" office:value-type="string">
            <text:p>approval</text:p>
          </table:table-cell>
          <table:table-cell table:formula="oooc:=IF(ISBLANK([.F116];&quot;approval&quot;);0;IF(EXACT([.F116];&quot;draft&quot;);1;IF(EXACT([.F116];&quot;approval&quot;);2;IF(EXACT([.F11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none</text:p>
          </table:table-cell>
          <table:table-cell office:value-type="string">
            <text:p>wizard</text:p>
          </table:table-cell>
          <table:table-cell office:value-type="string">
            <text:p>none</text:p>
          </table:table-cell>
          <table:table-cell office:value-type="string">
            <text:p>kprinter</text:p>
          </table:table-cell>
          <table:table-cell table:style-name="ce4" office:value-type="string">
            <text:p>approval</text:p>
          </table:table-cell>
          <table:table-cell table:formula="oooc:=IF(ISBLANK([.F117];&quot;approval&quot;);0;IF(EXACT([.F117];&quot;draft&quot;);1;IF(EXACT([.F117];&quot;approval&quot;);2;IF(EXACT([.F11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khtml print</text:p>
          </table:table-cell>
          <table:table-cell/>
          <table:table-cell table:formula="oooc:=IF(ISBLANK([.F118];&quot;approval&quot;);0;IF(EXACT([.F118];&quot;draft&quot;);1;IF(EXACT([.F118];&quot;approval&quot;);2;IF(EXACT([.F118];&quot;final&quot;);3;0))))" office:value-type="float" office:value="0">
            <text:p>Err:508</text:p>
          </table:table-cell>
          <table:table-cell office:value-type="string">
            <text:p>?? should be fileprint?</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toolbar context menu, lock overlay</text:p>
          </table:table-cell>
          <table:table-cell table:style-name="ce4" office:value-type="string">
            <text:p>approval</text:p>
          </table:table-cell>
          <table:table-cell table:formula="oooc:=IF(ISBLANK([.F119];&quot;approval&quot;);0;IF(EXACT([.F119];&quot;draft&quot;);1;IF(EXACT([.F119];&quot;approval&quot;);2;IF(EXACT([.F119];&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print job mgr</text:p>
          </table:table-cell>
          <table:table-cell/>
          <table:table-cell table:formula="oooc:=IF(ISBLANK([.F120];&quot;approval&quot;);0;IF(EXACT([.F120];&quot;draft&quot;);1;IF(EXACT([.F120];&quot;approval&quot;);2;IF(EXACT([.F120];&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text box context menu, kate, spell check action</text:p>
          </table:table-cell>
          <table:table-cell table:style-name="ce4" office:value-type="string">
            <text:p>approval</text:p>
          </table:table-cell>
          <table:table-cell table:formula="oooc:=IF(ISBLANK([.F121];&quot;approval&quot;);0;IF(EXACT([.F121];&quot;draft&quot;);1;IF(EXACT([.F121];&quot;approval&quot;);2;IF(EXACT([.F121];&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full screen action</text:p>
          </table:table-cell>
          <table:table-cell table:style-name="ce4" office:value-type="string">
            <text:p>approval</text:p>
          </table:table-cell>
          <table:table-cell table:formula="oooc:=IF(ISBLANK([.F122];&quot;approval&quot;);0;IF(EXACT([.F122];&quot;draft&quot;);1;IF(EXACT([.F122];&quot;approval&quot;);2;IF(EXACT([.F122];&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khtml, kate, print job mgr, printer config</text:p>
          </table:table-cell>
          <table:table-cell table:style-name="ce4" office:value-type="string">
            <text:p>approval</text:p>
          </table:table-cell>
          <table:table-cell table:formula="oooc:=IF(ISBLANK([.F123];&quot;approval&quot;);0;IF(EXACT([.F123];&quot;draft&quot;);1;IF(EXACT([.F123];&quot;approval&quot;);2;IF(EXACT([.F123];&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tab bar, javascript error dialog, kross script, actions</text:p>
          </table:table-cell>
          <table:table-cell table:style-name="ce4" office:value-type="string">
            <text:p>approval</text:p>
          </table:table-cell>
          <table:table-cell table:formula="oooc:=IF(ISBLANK([.F124];&quot;approval&quot;);0;IF(EXACT([.F124];&quot;draft&quot;);1;IF(EXACT([.F124];&quot;approval&quot;);2;IF(EXACT([.F124];&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close action</text:p>
          </table:table-cell>
          <table:table-cell table:style-name="ce4" office:value-type="string">
            <text:p>approval</text:p>
          </table:table-cell>
          <table:table-cell table:formula="oooc:=IF(ISBLANK([.F125];&quot;approval&quot;);0;IF(EXACT([.F125];&quot;draft&quot;);1;IF(EXACT([.F125];&quot;approval&quot;);2;IF(EXACT([.F125];&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khtml, kate</text:p>
          </table:table-cell>
          <table:table-cell table:style-name="ce4" office:value-type="string">
            <text:p>approval</text:p>
          </table:table-cell>
          <table:table-cell table:formula="oooc:=IF(ISBLANK([.F126];&quot;approval&quot;);0;IF(EXACT([.F126];&quot;draft&quot;);1;IF(EXACT([.F126];&quot;approval&quot;);2;IF(EXACT([.F126];&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actions</text:p>
          </table:table-cell>
          <table:table-cell table:style-name="ce4" office:value-type="string">
            <text:p>approval</text:p>
          </table:table-cell>
          <table:table-cell table:formula="oooc:=IF(ISBLANK([.F127];&quot;approval&quot;);0;IF(EXACT([.F127];&quot;draft&quot;);1;IF(EXACT([.F127];&quot;approval&quot;);2;IF(EXACT([.F127];&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kate</text:p>
          </table:table-cell>
          <table:table-cell table:style-name="ce4" office:value-type="string">
            <text:p>approval</text:p>
          </table:table-cell>
          <table:table-cell table:formula="oooc:=IF(ISBLANK([.F128];&quot;approval&quot;);0;IF(EXACT([.F128];&quot;draft&quot;);1;IF(EXACT([.F128];&quot;approval&quot;);2;IF(EXACT([.F128];&quot;final&quot;);3;0))))" office:value-type="float" office:value="0">
            <text:p>Err:508</text:p>
          </table:table-cell>
          <table:table-cell table:number-columns-repeated="249"/>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kate</text:p>
          </table:table-cell>
          <table:table-cell table:style-name="ce4" office:value-type="string">
            <text:p>approval</text:p>
          </table:table-cell>
          <table:table-cell table:formula="oooc:=IF(ISBLANK([.F129];&quot;approval&quot;);0;IF(EXACT([.F129];&quot;draft&quot;);1;IF(EXACT([.F129];&quot;approval&quot;);2;IF(EXACT([.F129];&quot;final&quot;);3;0))))" office:value-type="float" office:value="0">
            <text:p>Err:508</text:p>
          </table:table-cell>
          <table:table-cell table:number-columns-repeated="249"/>
        </table:table-row>
        <table:table-row table:style-name="ro1">
          <table:table-cell office:value-type="string">
            <text:p>actions</text:p>
          </table:table-cell>
          <table:table-cell/>
          <table:table-cell office:value-type="string">
            <text:p>edit</text:p>
          </table:table-cell>
          <table:table-cell/>
          <table:table-cell office:value-type="string">
            <text:p>file dialog speedbar, kate</text:p>
          </table:table-cell>
          <table:table-cell/>
          <table:table-cell table:formula="oooc:=IF(ISBLANK([.F130];&quot;approval&quot;);0;IF(EXACT([.F130];&quot;draft&quot;);1;IF(EXACT([.F130];&quot;approval&quot;);2;IF(EXACT([.F130];&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printer config</text:p>
          </table:table-cell>
          <table:table-cell/>
          <table:table-cell table:formula="oooc:=IF(ISBLANK([.F131];&quot;approval&quot;);0;IF(EXACT([.F131];&quot;draft&quot;);1;IF(EXACT([.F131];&quot;approval&quot;);2;IF(EXACT([.F131];&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print job mgr</text:p>
          </table:table-cell>
          <table:table-cell/>
          <table:table-cell table:formula="oooc:=IF(ISBLANK([.F132];&quot;approval&quot;);0;IF(EXACT([.F132];&quot;draft&quot;);1;IF(EXACT([.F132];&quot;approval&quot;);2;IF(EXACT([.F132];&quot;final&quot;);3;0))))" office:value-type="float" office:value="0">
            <text:p>Err:508</text:p>
          </table:table-cell>
          <table:table-cell office:value-type="string">
            <text:p>why is this different from printer?</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config notifications action</text:p>
          </table:table-cell>
          <table:table-cell/>
          <table:table-cell table:formula="oooc:=IF(ISBLANK([.F133];&quot;approval&quot;);0;IF(EXACT([.F133];&quot;draft&quot;);1;IF(EXACT([.F133];&quot;approval&quot;);2;IF(EXACT([.F133];&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none</text:p>
          </table:table-cell>
          <table:table-cell office:value-type="string">
            <text:p>password</text:p>
          </table:table-cell>
          <table:table-cell office:value-type="string">
            <text:p>none</text:p>
          </table:table-cell>
          <table:table-cell office:value-type="string">
            <text:p>password dialog</text:p>
          </table:table-cell>
          <table:table-cell/>
          <table:table-cell table:formula="oooc:=IF(ISBLANK([.F134];&quot;approval&quot;);0;IF(EXACT([.F134];&quot;draft&quot;);1;IF(EXACT([.F134];&quot;approval&quot;);2;IF(EXACT([.F134];&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none</text:p>
          </table:table-cell>
          <table:table-cell office:value-type="string">
            <text:p>personal</text:p>
          </table:table-cell>
          <table:table-cell office:value-type="string">
            <text:p>none</text:p>
          </table:table-cell>
          <table:table-cell office:value-type="string">
            <text:p>print job mgr</text:p>
          </table:table-cell>
          <table:table-cell/>
          <table:table-cell table:formula="oooc:=IF(ISBLANK([.F135];&quot;approval&quot;);0;IF(EXACT([.F135];&quot;draft&quot;);1;IF(EXACT([.F135];&quot;approval&quot;);2;IF(EXACT([.F135];&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none</text:p>
          </table:table-cell>
          <table:table-cell office:value-type="string">
            <text:p>source</text:p>
          </table:table-cell>
          <table:table-cell office:value-type="string">
            <text:p>none</text:p>
          </table:table-cell>
          <table:table-cell office:value-type="string">
            <text:p>kate</text:p>
          </table:table-cell>
          <table:table-cell/>
          <table:table-cell table:formula="oooc:=IF(ISBLANK([.F136];&quot;approval&quot;);0;IF(EXACT([.F136];&quot;draft&quot;);1;IF(EXACT([.F136];&quot;approval&quot;);2;IF(EXACT([.F136];&quot;final&quot;);3;0))))" office:value-type="float" office:value="0">
            <text:p>Err:508</text:p>
          </table:table-cell>
          <table:table-cell table:number-columns-repeated="249"/>
        </table:table-row>
        <table:table-row table:style-name="ro1">
          <table:table-cell office:value-type="string">
            <text:p>apps</text:p>
          </table:table-cell>
          <table:table-cell office:value-type="string">
            <text:p>none</text:p>
          </table:table-cell>
          <table:table-cell office:value-type="string">
            <text:p>xapp</text:p>
          </table:table-cell>
          <table:table-cell office:value-type="string">
            <text:p>none</text:p>
          </table:table-cell>
          <table:table-cell office:value-type="string">
            <text:p>window titles</text:p>
          </table:table-cell>
          <table:table-cell/>
          <table:table-cell table:formula="oooc:=IF(ISBLANK([.F137];&quot;approval&quot;);0;IF(EXACT([.F137];&quot;draft&quot;);1;IF(EXACT([.F137];&quot;approval&quot;);2;IF(EXACT([.F137];&quot;final&quot;);3;0))))" office:value-type="float" office:value="0">
            <text:p>Err:508</text:p>
          </table:table-cell>
          <table:table-cell office:value-type="string">
            <text:p>there is X.svg in BOTH actions/ and apps/?</text:p>
          </table:table-cell>
          <table:table-cell table:number-columns-repeated="248"/>
        </table:table-row>
        <table:table-row table:style-name="ro1">
          <table:table-cell office:value-type="string">
            <text:p>filesystems</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kboomarkmenu, kdeprint</text:p>
          </table:table-cell>
          <table:table-cell table:style-name="ce4" office:value-type="string">
            <text:p>approval</text:p>
          </table:table-cell>
          <table:table-cell table:formula="oooc:=IF(ISBLANK([.F138];&quot;approval&quot;);0;IF(EXACT([.F138];&quot;draft&quot;);1;IF(EXACT([.F138];&quot;approval&quot;);2;IF(EXACT([.F138];&quot;final&quot;);3;0))))" office:value-type="float" office:value="0">
            <text:p>Err:508</text:p>
          </table:table-cell>
          <table:table-cell table:number-columns-repeated="249"/>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url drop list</text:p>
          </table:table-cell>
          <table:table-cell/>
          <table:table-cell table:formula="oooc:=IF(ISBLANK([.F139];&quot;approval&quot;);0;IF(EXACT([.F139];&quot;draft&quot;);1;IF(EXACT([.F139];&quot;approval&quot;);2;IF(EXACT([.F139];&quot;final&quot;);3;0))))" office:value-type="float" office:value="0">
            <text:p>Err:508</text:p>
          </table:table-cell>
          <table:table-cell table:number-columns-repeated="249"/>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printer config</text:p>
          </table:table-cell>
          <table:table-cell table:style-name="ce4" office:value-type="string">
            <text:p>approval</text:p>
          </table:table-cell>
          <table:table-cell table:formula="oooc:=IF(ISBLANK([.F140];&quot;approval&quot;);0;IF(EXACT([.F140];&quot;draft&quot;);1;IF(EXACT([.F140];&quot;approval&quot;);2;IF(EXACT([.F140];&quot;final&quot;);3;0))))" office:value-type="float" office:value="0">
            <text:p>Err:508</text:p>
          </table:table-cell>
          <table:table-cell table:number-columns-repeated="249"/>
        </table:table-row>
        <table:table-row table:style-name="ro1">
          <table:table-cell office:value-type="string">
            <text:p>filesystems</text:p>
          </table:table-cell>
          <table:table-cell office:value-type="string">
            <text:p>none</text:p>
          </table:table-cell>
          <table:table-cell office:value-type="string">
            <text:p>file_broken</text:p>
          </table:table-cell>
          <table:table-cell office:value-type="string">
            <text:p>none</text:p>
          </table:table-cell>
          <table:table-cell office:value-type="string">
            <text:p>khtml</text:p>
          </table:table-cell>
          <table:table-cell/>
          <table:table-cell table:formula="oooc:=IF(ISBLANK([.F141];&quot;approval&quot;);0;IF(EXACT([.F141];&quot;draft&quot;);1;IF(EXACT([.F141];&quot;approval&quot;);2;IF(EXACT([.F141];&quot;final&quot;);3;0))))" office:value-type="float" office:value="0">
            <text:p>Err:508</text:p>
          </table:table-cell>
          <table:table-cell table:number-columns-repeated="249"/>
        </table:table-row>
        <table:table-row table:style-name="ro1">
          <table:table-cell office:value-type="string">
            <text:p>filesystems</text:p>
          </table:table-cell>
          <table:table-cell office:value-type="string">
            <text:p>none</text:p>
          </table:table-cell>
          <table:table-cell office:value-type="string">
            <text:p>link</text:p>
          </table:table-cell>
          <table:table-cell office:value-type="string">
            <text:p>none</text:p>
          </table:table-cell>
          <table:table-cell office:value-type="string">
            <text:p>link overlay</text:p>
          </table:table-cell>
          <table:table-cell table:style-name="ce5" office:value-type="string">
            <text:p>Final</text:p>
          </table:table-cell>
          <table:table-cell table:formula="oooc:=IF(ISBLANK([.F142];&quot;approval&quot;);0;IF(EXACT([.F142];&quot;draft&quot;);1;IF(EXACT([.F142];&quot;approval&quot;);2;IF(EXACT([.F142];&quot;final&quot;);3;0))))" office:value-type="float" office:value="0">
            <text:p>Err:508</text:p>
          </table:table-cell>
          <table:table-cell table:number-columns-repeated="249"/>
        </table:table-row>
        <table:table-row table:style-name="ro1">
          <table:table-cell office:value-type="string">
            <text:p>filesystems</text:p>
          </table:table-cell>
          <table:table-cell office:value-type="string">
            <text:p>none</text:p>
          </table:table-cell>
          <table:table-cell office:value-type="string">
            <text:p>mounted</text:p>
          </table:table-cell>
          <table:table-cell office:value-type="string">
            <text:p>none</text:p>
          </table:table-cell>
          <table:table-cell office:value-type="string">
            <text:p>filesystem is mounted overlay</text:p>
          </table:table-cell>
          <table:table-cell table:number-columns-repeated="251"/>
        </table:table-row>
        <table:table-row table:style-name="ro1">
          <table:table-cell office:value-type="string">
            <text:p>filesystems</text:p>
          </table:table-cell>
          <table:table-cell office:value-type="string">
            <text:p>none</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table:table-cell office:value-type="string">
            <text:p>yes</text:p>
          </table:table-cell>
          <table:table-cell table:number-columns-repeated="250"/>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table:table-cell office:value-type="string">
            <text:p>yes</text:p>
          </table:table-cell>
          <table:table-cell table:number-columns-repeated="250"/>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kdeprint</text:p>
          </table:table-cell>
          <table:table-cell/>
          <table:table-cell table:formula="oooc:=IF(ISBLANK([.F146];&quot;approval&quot;);0;IF(EXACT([.F146];&quot;draft&quot;);1;IF(EXACT([.F146];&quot;approval&quot;);2;IF(EXACT([.F146];&quot;final&quot;);3;0))))" office:value-type="float" office:value="0">
            <text:p>Err:508</text:p>
          </table:table-cell>
          <table:table-cell table:number-columns-repeated="249"/>
        </table:table-row>
        <table:table-row table:style-name="ro1">
          <table:table-cell office:value-type="string">
            <text:p>mimetypes</text:p>
          </table:table-cell>
          <table:table-cell office:value-type="string">
            <text:p>none</text:p>
          </table:table-cell>
          <table:table-cell office:value-type="string">
            <text:p>key_enter</text:p>
          </table:table-cell>
          <table:table-cell office:value-type="string">
            <text:p>none</text:p>
          </table:table-cell>
          <table:table-cell office:value-type="string">
            <text:p>kate</text:p>
          </table:table-cell>
          <table:table-cell table:style-name="ce4" office:value-type="string">
            <text:p>approval</text:p>
          </table:table-cell>
          <table:table-cell table:formula="oooc:=IF(ISBLANK([.F147];&quot;approval&quot;);0;IF(EXACT([.F147];&quot;draft&quot;);1;IF(EXACT([.F147];&quot;approval&quot;);2;IF(EXACT([.F147];&quot;final&quot;);3;0))))" office:value-type="float" office:value="0">
            <text:p>Err:508</text:p>
          </table:table-cell>
          <table:table-cell table:number-columns-repeated="249"/>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mimetype dialog</text:p>
          </table:table-cell>
          <table:table-cell table:style-name="ce4" office:value-type="string">
            <text:p>approval</text:p>
          </table:table-cell>
          <table:table-cell table:formula="oooc:=IF(ISBLANK([.F148];&quot;approval&quot;);0;IF(EXACT([.F148];&quot;draft&quot;);1;IF(EXACT([.F148];&quot;approval&quot;);2;IF(EXACT([.F148];&quot;final&quot;);3;0))))" office:value-type="float" office:value="0">
            <text:p>Err:508</text:p>
          </table:table-cell>
          <table:table-cell table:number-columns-repeated="249"/>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zip overlay</text:p>
          </table:table-cell>
          <table:table-cell table:style-name="ce4" office:value-type="string">
            <text:p>approval</text:p>
          </table:table-cell>
          <table:table-cell table:formula="oooc:=IF(ISBLANK([.F149];&quot;approval&quot;);0;IF(EXACT([.F149];&quot;draft&quot;);1;IF(EXACT([.F149];&quot;approval&quot;);2;IF(EXACT([.F149];&quot;final&quot;);3;0))))" office:value-type="float" office:value="0">
            <text:p>Err:508</text:p>
          </table:table-cell>
          <table:table-cell table:number-columns-repeated="249"/>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khtml/ecma/debugger/images</text:p>
          </table:table-cell>
          <table:table-cell/>
          <table:table-cell table:formula="oooc:=IF(ISBLANK([.F150];&quot;approval&quot;);0;IF(EXACT([.F150];&quot;draft&quot;);1;IF(EXACT([.F150];&quot;approval&quot;);2;IF(EXACT([.F150];&quot;final&quot;);3;0))))" office:value-type="float" office:value="0">
            <text:p>Err:508</text:p>
          </table:table-cell>
          <table:table-cell office:value-type="string">
            <text:p>not using icon theme?!</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overlay, none by default</text:p>
          </table:table-cell>
          <table:table-cell/>
          <table:table-cell table:formula="oooc:=IF(ISBLANK([.F151];&quot;approval&quot;);0;IF(EXACT([.F151];&quot;draft&quot;);1;IF(EXACT([.F151];&quot;approval&quot;);2;IF(EXACT([.F151];&quot;final&quot;);3;0))))" office:value-type="float" office:value="0">
            <text:p>Err:508</text:p>
          </table:table-cell>
          <table:table-cell table:number-columns-repeated="249"/>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java applets</text:p>
          </table:table-cell>
          <table:table-cell/>
          <table:table-cell table:formula="oooc:=IF(ISBLANK([.F152];&quot;approval&quot;);0;IF(EXACT([.F152];&quot;draft&quot;);1;IF(EXACT([.F152];&quot;approval&quot;);2;IF(EXACT([.F152];&quot;final&quot;);3;0))))" office:value-type="float" office:value="0">
            <text:p>Err:508</text:p>
          </table:table-cell>
          <table:table-cell office:value-type="string">
            <text:p>see java_kjava</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screenshot overlay, none by default</text:p>
          </table:table-cell>
          <table:table-cell/>
          <table:table-cell table:formula="oooc:=IF(ISBLANK([.F153];&quot;approval&quot;);0;IF(EXACT([.F153];&quot;draft&quot;);1;IF(EXACT([.F153];&quot;approval&quot;);2;IF(EXACT([.F153];&quot;final&quot;);3;0))))" office:value-type="float" office:value="0">
            <text:p>Err:508</text:p>
          </table:table-cell>
          <table:table-cell table:number-columns-repeated="249"/>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khtml/ecma/debugger/images</text:p>
          </table:table-cell>
          <table:table-cell/>
          <table:table-cell table:formula="oooc:=IF(ISBLANK([.F154];&quot;approval&quot;);0;IF(EXACT([.F154];&quot;draft&quot;);1;IF(EXACT([.F154];&quot;approval&quot;);2;IF(EXACT([.F154];&quot;final&quot;);3;0))))" office:value-type="float" office:value="0">
            <text:p>Err:508</text:p>
          </table:table-cell>
          <table:table-cell office:value-type="string">
            <text:p>not using icon theme?!</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khtml/ecma/debugger/images</text:p>
          </table:table-cell>
          <table:table-cell/>
          <table:table-cell table:formula="oooc:=IF(ISBLANK([.F155];&quot;approval&quot;);0;IF(EXACT([.F155];&quot;draft&quot;);1;IF(EXACT([.F155];&quot;approval&quot;);2;IF(EXACT([.F155];&quot;final&quot;);3;0))))" office:value-type="float" office:value="0">
            <text:p>Err:508</text:p>
          </table:table-cell>
          <table:table-cell office:value-type="string">
            <text:p>not using icon theme?!</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khtml/ecma/debugger/images</text:p>
          </table:table-cell>
          <table:table-cell/>
          <table:table-cell table:formula="oooc:=IF(ISBLANK([.F156];&quot;approval&quot;);0;IF(EXACT([.F156];&quot;draft&quot;);1;IF(EXACT([.F156];&quot;approval&quot;);2;IF(EXACT([.F156];&quot;final&quot;);3;0))))" office:value-type="float" office:value="0">
            <text:p>Err:508</text:p>
          </table:table-cell>
          <table:table-cell office:value-type="string">
            <text:p>not using icon theme?!</text:p>
          </table:table-cell>
          <table:table-cell table:number-columns-repeated="248"/>
        </table:table-row>
        <table:table-row table:style-name="ro1">
          <table:table-cell/>
          <table:table-cell office:value-type="string">
            <text:p>none</text:p>
          </table:table-cell>
          <table:table-cell/>
          <table:table-cell office:value-type="string">
            <text:p>none</text:p>
          </table:table-cell>
          <table:table-cell office:value-type="string">
            <text:p>javascript error dialog, dialog button</text:p>
          </table:table-cell>
          <table:table-cell table:style-name="ce4" office:value-type="string">
            <text:p>approval</text:p>
          </table:table-cell>
          <table:table-cell table:formula="oooc:=IF(ISBLANK([.F157];&quot;approval&quot;);0;IF(EXACT([.F157];&quot;draft&quot;);1;IF(EXACT([.F157];&quot;approval&quot;);2;IF(EXACT([.F157];&quot;final&quot;);3;0))))" office:value-type="float" office:value="0">
            <text:p>Err:508</text:p>
          </table:table-cell>
          <table:table-cell table:number-columns-repeated="249"/>
        </table:table-row>
        <table:table-row table:style-name="ro1">
          <table:table-cell table:style-name="ce2"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252"/>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252"/>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252"/>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252"/>
        </table:table-row>
        <table:table-row table:style-name="ro1">
          <table:table-cell office:value-type="string">
            <text:p>actions</text:p>
          </table:table-cell>
          <table:table-cell office:value-type="string">
            <text:p>go-bottom</text:p>
          </table:table-cell>
          <table:table-cell office:value-type="string">
            <text:p>2downarrow</text:p>
          </table:table-cell>
          <table:table-cell office:value-type="string">
            <text:p>The icon for the go to bottom of a list action. </text:p>
          </table:table-cell>
          <table:table-cell table:number-columns-repeated="252"/>
        </table:table-row>
        <table:table-row table:style-name="ro1">
          <table:table-cell office:value-type="string">
            <text:p>actions</text:p>
          </table:table-cell>
          <table:table-cell office:value-type="string">
            <text:p>go-first</text:p>
          </table:table-cell>
          <table:table-cell office:value-type="string">
            <text:p>2uparrow</text:p>
          </table:table-cell>
          <table:table-cell office:value-type="string">
            <text:p>The icon for the go to the first item in a list action. </text:p>
          </table:table-cell>
          <table:table-cell table:number-columns-repeated="252"/>
        </table:table-row>
        <table:table-row table:style-name="ro1">
          <table:table-cell office:value-type="string">
            <text:p>actions</text:p>
          </table:table-cell>
          <table:table-cell office:value-type="string">
            <text:p>go-last</text:p>
          </table:table-cell>
          <table:table-cell office:value-type="string">
            <text:p>2downarrow</text:p>
          </table:table-cell>
          <table:table-cell office:value-type="string">
            <text:p>The icon for the go to the last item in a list action. </text:p>
          </table:table-cell>
          <table:table-cell table:number-columns-repeated="252"/>
        </table:table-row>
        <table:table-row table:style-name="ro1">
          <table:table-cell office:value-type="string">
            <text:p>actions</text:p>
          </table:table-cell>
          <table:table-cell office:value-type="string">
            <text:p>go-top</text:p>
          </table:table-cell>
          <table:table-cell office:value-type="string">
            <text:p>2uparrow</text:p>
          </table:table-cell>
          <table:table-cell office:value-type="string">
            <text:p>The icon for the go to the top of a list action. </text:p>
          </table:table-cell>
          <table:table-cell table:number-columns-repeated="252"/>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252"/>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252"/>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252"/>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252"/>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252"/>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252"/>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252"/>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252"/>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252"/>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252"/>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252"/>
        </table:table-row>
        <table:table-row table:style-name="ro1">
          <table:table-cell table:style-name="ce2" office:value-type="string">
            <text:p>Icons in Name Spec Which Do Not Exist in KDE</text:p>
          </table:table-cell>
          <table:table-cell table:number-columns-repeated="255"/>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252"/>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252"/>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252"/>
        </table:table-row>
        <table:table-row table:style-name="ro1">
          <table:table-cell office:value-type="string">
            <text:p>actions</text:p>
          </table:table-cell>
          <table:table-cell office:value-type="string">
            <text:p>dialog-cancel</text:p>
          </table:table-cell>
          <table:table-cell/>
          <table:table-cell office:value-type="string">
            <text:p>The icon used for the &lt;quote&gt;Cancel&lt;/quote&gt; button that might appear in dialog windows.</text:p>
          </table:table-cell>
          <table:table-cell table:number-columns-repeated="252"/>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252"/>
        </table:table-row>
        <table:table-row table:style-name="ro1">
          <table:table-cell office:value-type="string">
            <text:p>actions</text:p>
          </table:table-cell>
          <table:table-cell office:value-type="string">
            <text:p>edit-clear</text:p>
          </table:table-cell>
          <table:table-cell/>
          <table:table-cell office:value-type="string">
            <text:p>The icon for the clear action.</text:p>
          </table:table-cell>
          <table:table-cell table:number-columns-repeated="252"/>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252"/>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252"/>
        </table:table-row>
        <table:table-row table:style-name="ro1">
          <table:table-cell office:value-type="string">
            <text:p>actions</text:p>
          </table:table-cell>
          <table:table-cell office:value-type="string">
            <text:p>folder-new</text:p>
          </table:table-cell>
          <table:table-cell/>
          <table:table-cell office:value-type="string">
            <text:p>The icon for creating a new folder.</text:p>
          </table:table-cell>
          <table:table-cell table:number-columns-repeated="252"/>
        </table:table-row>
        <table:table-row table:style-name="ro1">
          <table:table-cell office:value-type="string">
            <text:p>actions</text:p>
          </table:table-cell>
          <table:table-cell office:value-type="string">
            <text:p>format-indent-less</text:p>
          </table:table-cell>
          <table:table-cell/>
          <table:table-cell office:value-type="string">
            <text:p>The icon for the decrease indent formatting action.</text:p>
          </table:table-cell>
          <table:table-cell table:number-columns-repeated="252"/>
        </table:table-row>
        <table:table-row table:style-name="ro1">
          <table:table-cell office:value-type="string">
            <text:p>actions</text:p>
          </table:table-cell>
          <table:table-cell office:value-type="string">
            <text:p>format-indent-more</text:p>
          </table:table-cell>
          <table:table-cell/>
          <table:table-cell office:value-type="string">
            <text:p>The icon for the increase indent formatting action.</text:p>
          </table:table-cell>
          <table:table-cell table:number-columns-repeated="252"/>
        </table:table-row>
        <table:table-row table:style-name="ro1">
          <table:table-cell office:value-type="string">
            <text:p>actions</text:p>
          </table:table-cell>
          <table:table-cell office:value-type="string">
            <text:p>format-justify-center</text:p>
          </table:table-cell>
          <table:table-cell/>
          <table:table-cell office:value-type="string">
            <text:p>The icon for the center justification formatting action.</text:p>
          </table:table-cell>
          <table:table-cell table:number-columns-repeated="252"/>
        </table:table-row>
        <table:table-row table:style-name="ro1">
          <table:table-cell office:value-type="string">
            <text:p>actions</text:p>
          </table:table-cell>
          <table:table-cell office:value-type="string">
            <text:p>format-justify-fill</text:p>
          </table:table-cell>
          <table:table-cell/>
          <table:table-cell office:value-type="string">
            <text:p>The icon for the fill justification formatting action.</text:p>
          </table:table-cell>
          <table:table-cell table:number-columns-repeated="252"/>
        </table:table-row>
        <table:table-row table:style-name="ro1">
          <table:table-cell office:value-type="string">
            <text:p>actions</text:p>
          </table:table-cell>
          <table:table-cell office:value-type="string">
            <text:p>format-justify-left</text:p>
          </table:table-cell>
          <table:table-cell/>
          <table:table-cell office:value-type="string">
            <text:p>The icon for the left justification formatting action.</text:p>
          </table:table-cell>
          <table:table-cell table:number-columns-repeated="252"/>
        </table:table-row>
        <table:table-row table:style-name="ro1">
          <table:table-cell office:value-type="string">
            <text:p>actions</text:p>
          </table:table-cell>
          <table:table-cell office:value-type="string">
            <text:p>format-justify-right</text:p>
          </table:table-cell>
          <table:table-cell/>
          <table:table-cell office:value-type="string">
            <text:p>The icon for the right justification action.</text:p>
          </table:table-cell>
          <table:table-cell table:number-columns-repeated="252"/>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252"/>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252"/>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252"/>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252"/>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252"/>
        </table:table-row>
        <table:table-row table:style-name="ro1">
          <table:table-cell office:value-type="string">
            <text:p>actions</text:p>
          </table:table-cell>
          <table:table-cell office:value-type="string">
            <text:p>insert-image</text:p>
          </table:table-cell>
          <table:table-cell/>
          <table:table-cell office:value-type="string">
            <text:p>The icon for the insert image action of an application.</text:p>
          </table:table-cell>
          <table:table-cell table:number-columns-repeated="252"/>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252"/>
        </table:table-row>
        <table:table-row table:style-name="ro1">
          <table:table-cell office:value-type="string">
            <text:p>actions</text:p>
          </table:table-cell>
          <table:table-cell office:value-type="string">
            <text:p>insert-object</text:p>
          </table:table-cell>
          <table:table-cell/>
          <table:table-cell office:value-type="string">
            <text:p>The icon for the insert object action of an application.</text:p>
          </table:table-cell>
          <table:table-cell table:number-columns-repeated="252"/>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252"/>
        </table:table-row>
        <table:table-row table:style-name="ro1">
          <table:table-cell office:value-type="string">
            <text:p>actions</text:p>
          </table:table-cell>
          <table:table-cell office:value-type="string">
            <text:p>list-add</text:p>
          </table:table-cell>
          <table:table-cell/>
          <table:table-cell office:value-type="string">
            <text:p>The icon for the add to list action.</text:p>
          </table:table-cell>
          <table:table-cell table:number-columns-repeated="252"/>
        </table:table-row>
        <table:table-row table:style-name="ro1">
          <table:table-cell office:value-type="string">
            <text:p>actions</text:p>
          </table:table-cell>
          <table:table-cell office:value-type="string">
            <text:p>list-remove</text:p>
          </table:table-cell>
          <table:table-cell/>
          <table:table-cell office:value-type="string">
            <text:p>The icon for the remove from list action.</text:p>
          </table:table-cell>
          <table:table-cell table:number-columns-repeated="252"/>
        </table:table-row>
        <table:table-row table:style-name="ro1">
          <table:table-cell office:value-type="string">
            <text:p>actions</text:p>
          </table:table-cell>
          <table:table-cell office:value-type="string">
            <text:p>mail-forward</text:p>
          </table:table-cell>
          <table:table-cell/>
          <table:table-cell office:value-type="string">
            <text:p>The icon for the forward action of an electronic mail application.</text:p>
          </table:table-cell>
          <table:table-cell table:number-columns-repeated="252"/>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252"/>
        </table:table-row>
        <table:table-row table:style-name="ro1">
          <table:table-cell office:value-type="string">
            <text:p>actions</text:p>
          </table:table-cell>
          <table:table-cell office:value-type="string">
            <text:p>mail-mark-junk</text:p>
          </table:table-cell>
          <table:table-cell/>
          <table:table-cell office:value-type="string">
            <text:p>The icon for the mark as junk action of an electronic mail application.</text:p>
          </table:table-cell>
          <table:table-cell table:number-columns-repeated="252"/>
        </table:table-row>
        <table:table-row table:style-name="ro1">
          <table:table-cell office:value-type="string">
            <text:p>actions</text:p>
          </table:table-cell>
          <table:table-cell office:value-type="string">
            <text:p>mail-mark-notjunk</text:p>
          </table:table-cell>
          <table:table-cell/>
          <table:table-cell office:value-type="string">
            <text:p>The icon for the mark as not junk action of an electronic mail application.</text:p>
          </table:table-cell>
          <table:table-cell table:number-columns-repeated="252"/>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252"/>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252"/>
        </table:table-row>
        <table:table-row table:style-name="ro1">
          <table:table-cell office:value-type="string">
            <text:p>actions</text:p>
          </table:table-cell>
          <table:table-cell office:value-type="string">
            <text:p>mail-message-new</text:p>
          </table:table-cell>
          <table:table-cell/>
          <table:table-cell office:value-type="string">
            <text:p>The icon for the compose new mail action of an electronic mail application.</text:p>
          </table:table-cell>
          <table:table-cell table:number-columns-repeated="252"/>
        </table:table-row>
        <table:table-row table:style-name="ro1">
          <table:table-cell office:value-type="string">
            <text:p>actions</text:p>
          </table:table-cell>
          <table:table-cell office:value-type="string">
            <text:p>mail-reply-all</text:p>
          </table:table-cell>
          <table:table-cell/>
          <table:table-cell office:value-type="string">
            <text:p>The icon for the reply to all action of an electronic mail application.</text:p>
          </table:table-cell>
          <table:table-cell table:number-columns-repeated="252"/>
        </table:table-row>
        <table:table-row table:style-name="ro1">
          <table:table-cell office:value-type="string">
            <text:p>actions</text:p>
          </table:table-cell>
          <table:table-cell office:value-type="string">
            <text:p>mail-reply-sender</text:p>
          </table:table-cell>
          <table:table-cell/>
          <table:table-cell office:value-type="string">
            <text:p>The icon for the reply to sender action of an electronic mail application.</text:p>
          </table:table-cell>
          <table:table-cell table:number-columns-repeated="252"/>
        </table:table-row>
        <table:table-row table:style-name="ro1">
          <table:table-cell office:value-type="string">
            <text:p>actions</text:p>
          </table:table-cell>
          <table:table-cell office:value-type="string">
            <text:p>mail-send</text:p>
          </table:table-cell>
          <table:table-cell/>
          <table:table-cell office:value-type="string">
            <text:p>The icon for the send action of an electronic mail application.</text:p>
          </table:table-cell>
          <table:table-cell table:number-columns-repeated="252"/>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252"/>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252"/>
        </table:table-row>
        <table:table-row table:style-name="ro1">
          <table:table-cell office:value-type="string">
            <text:p>actions</text:p>
          </table:table-cell>
          <table:table-cell office:value-type="string">
            <text:p>media-eject</text:p>
          </table:table-cell>
          <table:table-cell/>
          <table:table-cell office:value-type="string">
            <text:p>The icon for the eject action of a media player or file manager.</text:p>
          </table:table-cell>
          <table:table-cell table:number-columns-repeated="252"/>
        </table:table-row>
        <table:table-row table:style-name="ro1">
          <table:table-cell office:value-type="string">
            <text:p>actions</text:p>
          </table:table-cell>
          <table:table-cell office:value-type="string">
            <text:p>media-playback-pause</text:p>
          </table:table-cell>
          <table:table-cell/>
          <table:table-cell office:value-type="string">
            <text:p>The icon for the pause action of a media player.</text:p>
          </table:table-cell>
          <table:table-cell table:number-columns-repeated="252"/>
        </table:table-row>
        <table:table-row table:style-name="ro1">
          <table:table-cell office:value-type="string">
            <text:p>actions</text:p>
          </table:table-cell>
          <table:table-cell office:value-type="string">
            <text:p>media-record</text:p>
          </table:table-cell>
          <table:table-cell/>
          <table:table-cell office:value-type="string">
            <text:p>The icon for the record action of a media application.</text:p>
          </table:table-cell>
          <table:table-cell table:number-columns-repeated="252"/>
        </table:table-row>
        <table:table-row table:style-name="ro1">
          <table:table-cell office:value-type="string">
            <text:p>actions</text:p>
          </table:table-cell>
          <table:table-cell office:value-type="string">
            <text:p>media-seek-backward</text:p>
          </table:table-cell>
          <table:table-cell/>
          <table:table-cell office:value-type="string">
            <text:p>The icon for the seek backward action of a media player.</text:p>
          </table:table-cell>
          <table:table-cell table:number-columns-repeated="252"/>
        </table:table-row>
        <table:table-row table:style-name="ro1">
          <table:table-cell office:value-type="string">
            <text:p>actions</text:p>
          </table:table-cell>
          <table:table-cell office:value-type="string">
            <text:p>media-seek-forward The icon for the seek forward action of a media player.</text:p>
          </table:table-cell>
          <table:table-cell table:number-columns-repeated="254"/>
        </table:table-row>
        <table:table-row table:style-name="ro1">
          <table:table-cell office:value-type="string">
            <text:p>actions</text:p>
          </table:table-cell>
          <table:table-cell office:value-type="string">
            <text:p>media-skip-backward</text:p>
          </table:table-cell>
          <table:table-cell/>
          <table:table-cell office:value-type="string">
            <text:p>The icon for the skip backward action of a media player.</text:p>
          </table:table-cell>
          <table:table-cell table:number-columns-repeated="252"/>
        </table:table-row>
        <table:table-row table:style-name="ro1">
          <table:table-cell office:value-type="string">
            <text:p>actions</text:p>
          </table:table-cell>
          <table:table-cell office:value-type="string">
            <text:p>media-skip-forward</text:p>
          </table:table-cell>
          <table:table-cell/>
          <table:table-cell office:value-type="string">
            <text:p>The icon for the skip forward action of a media player.</text:p>
          </table:table-cell>
          <table:table-cell table:number-columns-repeated="252"/>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252"/>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252"/>
        </table:table-row>
        <table:table-row table:style-name="ro1">
          <table:table-cell office:value-type="string">
            <text:p>actions</text:p>
          </table:table-cell>
          <table:table-cell office:value-type="string">
            <text:p>object-rotate-left</text:p>
          </table:table-cell>
          <table:table-cell/>
          <table:table-cell office:value-type="string">
            <text:p>The icon for the rotate left action performed on an object.</text:p>
          </table:table-cell>
          <table:table-cell table:number-columns-repeated="252"/>
        </table:table-row>
        <table:table-row table:style-name="ro1">
          <table:table-cell office:value-type="string">
            <text:p>actions</text:p>
          </table:table-cell>
          <table:table-cell office:value-type="string">
            <text:p>object-rotate-right</text:p>
          </table:table-cell>
          <table:table-cell/>
          <table:table-cell office:value-type="string">
            <text:p>The icon for the rotate rigt action performed on an object.</text:p>
          </table:table-cell>
          <table:table-cell table:number-columns-repeated="252"/>
        </table:table-row>
        <table:table-row table:style-name="ro1">
          <table:table-cell office:value-type="string">
            <text:p>actions</text:p>
          </table:table-cell>
          <table:table-cell office:value-type="string">
            <text:p>process-stop</text:p>
          </table:table-cell>
          <table:table-cell/>
          <table:table-cell office:value-type="string">
            <text:p>The icon used for the &lt;quote&gt;Stop&lt;/quote&gt; action in applications with actions that may take a while to process, such as web page loading in a browser.</text:p>
          </table:table-cell>
          <table:table-cell table:number-columns-repeated="252"/>
        </table:table-row>
        <table:table-row table:style-name="ro1">
          <table:table-cell office:value-type="string">
            <text:p>actions</text:p>
          </table:table-cell>
          <table:table-cell office:value-type="string">
            <text:p>view-restore</text:p>
          </table:table-cell>
          <table:table-cell/>
          <table:table-cell office:value-type="string">
            <text:p>The icon used by an application for leaving the fullscreen view, and returning to a normal windowed view.</text:p>
          </table:table-cell>
          <table:table-cell table:number-columns-repeated="252"/>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252"/>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252"/>
        </table:table-row>
        <table:table-row table:style-name="ro1">
          <table:table-cell office:value-type="string">
            <text:p>actions</text:p>
          </table:table-cell>
          <table:table-cell office:value-type="string">
            <text:p>zoom-best-fit</text:p>
          </table:table-cell>
          <table:table-cell/>
          <table:table-cell office:value-type="string">
            <text:p>The icon used for the &lt;quote&gt;Best Fit&lt;/quote&gt; item in the application's &lt;quote&gt;View&lt;/quote&gt; menu.</text:p>
          </table:table-cell>
          <table:table-cell table:number-columns-repeated="252"/>
        </table:table-row>
        <table:table-row table:style-name="ro1">
          <table:table-cell office:value-type="string">
            <text:p>actions</text:p>
          </table:table-cell>
          <table:table-cell office:value-type="string">
            <text:p>zoom-in</text:p>
          </table:table-cell>
          <table:table-cell/>
          <table:table-cell office:value-type="string">
            <text:p>The icon used for the &lt;quote&gt;Zoom in&lt;/quote&gt; item in the application's &lt;quote&gt;View&lt;/quote&gt; menu.</text:p>
          </table:table-cell>
          <table:table-cell table:number-columns-repeated="252"/>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252"/>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252"/>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252"/>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252"/>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252"/>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252"/>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252"/>
        </table:table-row>
        <table:table-row table:style-name="ro1">
          <table:table-cell office:value-type="string">
            <text:p>apps</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table:number-columns-repeated="252"/>
        </table:table-row>
        <table:table-row table:style-name="ro1">
          <table:table-cell office:value-type="string">
            <text:p>apps</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table:number-columns-repeated="252"/>
        </table:table-row>
        <table:table-row table:style-name="ro1">
          <table:table-cell office:value-type="string">
            <text:p>apps</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table:number-columns-repeated="252"/>
        </table:table-row>
        <table:table-row table:style-name="ro1">
          <table:table-cell office:value-type="string">
            <text:p>apps</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table:number-columns-repeated="252"/>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system-file-manager</text:p>
          </table:table-cell>
          <table:table-cell/>
          <table:table-cell office:value-type="string">
            <text:p>The icon used for the desktop's file management application.</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table-cell office:value-type="string">
            <text:p>yes</text:p>
          </table:table-cell>
          <table:table-cell table:number-columns-repeated="250"/>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office</text:p>
          </table:table-cell>
          <table:table-cell office:value-type="string">
            <text:p>package_office</text:p>
          </table:table-cell>
          <table:table-cell office:value-type="string">
            <text:p>The icon for the &lt;quote&gt;Office&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preferences-desktop-personal</text:p>
          </table:table-cell>
          <table:table-cell/>
          <table:table-cell office:value-type="string">
            <text:p>The icon for the &lt;quote&gt;Personal&lt;/quote&gt; sub-category of the &lt;quote&gt;Desktop Preferences&lt;/quote&gt; category.</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table-cell office:value-type="string">
            <text:p>yes</text:p>
          </table:table-cell>
          <table:table-cell table:number-columns-repeated="250"/>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table:table-cell office:value-type="string">
            <text:p>yes</text:p>
          </table:table-cell>
          <table:table-cell table:number-columns-repeated="250"/>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table-cell office:value-type="string">
            <text:p>yes</text:p>
          </table:table-cell>
          <table:table-cell table:number-columns-repeated="250"/>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table-cell office:value-type="string">
            <text:p>yes</text:p>
          </table:table-cell>
          <table:table-cell table:number-columns-repeated="250"/>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table-cell office:value-type="string">
            <text:p>yes</text:p>
          </table:table-cell>
          <table:table-cell table:number-columns-repeated="250"/>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table-cell office:value-type="string">
            <text:p>yes</text:p>
          </table:table-cell>
          <table:table-cell table:number-columns-repeated="250"/>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table-cell office:value-type="string">
            <text:p>yes</text:p>
          </table:table-cell>
          <table:table-cell table:number-columns-repeated="250"/>
        </table:table-row>
        <table:table-row table:style-name="ro1">
          <table:table-cell office:value-type="string">
            <text:p>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table:table-cell office:value-type="string">
            <text:p>yes</text:p>
          </table:table-cell>
          <table:table-cell table:number-columns-repeated="250"/>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user-trash-full</text:p>
          </table:table-cell>
          <table:table-cell/>
          <table:table-cell office:value-type="string">
            <text:p>The icon for the user's &lt;quote&gt;Trash&lt;/quote&gt; in the desktop's file manager, when there are items in the &lt;quote&gt;Trash&lt;/quote&gt; waiting for disposal or recovery.</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table-cell office:value-type="string">
            <text:p>yes</text:p>
          </table:table-cell>
          <table:table-cell table:number-columns-repeated="250"/>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table-cell office:value-type="string">
            <text:p>yes</text:p>
          </table:table-cell>
          <table:table-cell table:number-columns-repeated="250"/>
        </table:table-row>
        <table:table-row table:style-name="ro1">
          <table:table-cell table:style-name="ce2" office:value-type="string">
            <text:p>Icons in KDE SVN and not in above categories</text:p>
          </table:table-cell>
          <table:table-cell table:number-columns-repeated="4"/>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ellips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ellips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flatte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flatten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gradien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gradient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group</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imag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imag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insertknot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insertknots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deletelay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deletelayer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lowerlay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lowerlayer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newlay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newlayer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novisib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novisibl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raiselay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raiselayer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visib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layer_visibl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atter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attern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encil</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encil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olyg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olygon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olylin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polylin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ectang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ectangl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tat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tat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undcorner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undcorners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undrec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roundrect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elec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elect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electnode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electnodes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hea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hear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inu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inus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piral</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piral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ta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14_sta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text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transfo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ungro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whir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whirl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zo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4_zoom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d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1day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3down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3left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3right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3up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5day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5days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7day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7days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bent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bentry_kdeprintfa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b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ccou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ccount_offline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ccount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ctivity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backup_ke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field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gro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milest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sub_tas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tar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tas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_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imagefold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ques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dquestion_keduc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comm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distupgra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inst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ke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notifier_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notifier_warn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previ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pur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reinst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sourcesedi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upd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ept_upgra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just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justco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just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djustrow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gend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genda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m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irbru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armcl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bumfoldercom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bumfolder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ign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ign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ignobj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ignobjs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ignobjs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_laptop_nocharge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_laptop_power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2_laptop_nobattery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2_laptop_nocharge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2_laptop_power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3_laptop_nocharge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lt3_laptop_power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ng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ngle_bisec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ngle_siz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ns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nswer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bottom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bottom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center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centerh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centerv</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centerv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f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gr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grid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lef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lef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narrowe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pos2gr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pos2grid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righ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righ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shorte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talle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top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top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owide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ppearan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ppoint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ppointmen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c_c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ea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adddi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adddir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addf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addfile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delete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extra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extract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select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selectall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vi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k_view_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ran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rang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rowhead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rowheads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audio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builderexecu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environ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fftsco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mediatyp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rtsmidi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tlantik_buy_est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tlantik_buy_estate_atlanti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tta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ttach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ction_atlanti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dioscrobbl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hentic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odi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ofo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oform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onumb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autonumber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belfi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ck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ckup_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r6</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se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00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02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04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06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08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charging-10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00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02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04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06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08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attery-discharging-10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ell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i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lack_s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lack_sum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l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l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ok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okmark_fold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okmark_toolb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a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bottom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f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fa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horizont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horizonta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insi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insid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lef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out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outlin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remov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righ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top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up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vertic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_vertica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bottom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lef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out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outlin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righ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to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rdertop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racke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rightne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ring_forw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ring_forward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ring_stencil_to_fro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g_khtm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siness_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siness_user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erfl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cancel_kpercent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fe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mo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no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button_ok_kpercent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kes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kes3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lcul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lculate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mer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mera_te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nc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ncel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but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butt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rou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round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squa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p_square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sesensiti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atalog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_da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bur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cop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rwbla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sm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small_ksc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dtj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ll_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ll_edi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ll_layo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ll_layou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nterofcurvatu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ntralsymmet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entreju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are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area_3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area_3d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area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ar_3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ar_3d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ar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oxwhis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boxwhisker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hil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hilo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bottom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bottom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noleg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top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egend_top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ine_3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ine_3d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line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i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ie_3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ie_3d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ie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ol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polar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r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rt_ring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a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edbo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edbox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edbox_mask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edclipboard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m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ckmark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mic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emical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hronome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bc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bc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bp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bp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bt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lelineinter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ircumferen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eanup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ear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ear_table_contents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ip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ipart_from_f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ipart_from_fi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ipar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cubicbeziercur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cubicbeziercurv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freeha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freeha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poly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polylin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quadricbeziercur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losed_quadricbeziercurv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_fi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_fill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_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_lin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ma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lorman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andpromp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b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bo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men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mpf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figure_query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icasympt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icb5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iclineinter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icsradical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nect_creat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nect_n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away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busy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food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invisible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phone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act_xa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ents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ra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r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trol_keduc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nvexhu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ord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ords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p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py_stenc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ver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overmanager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pufreq_10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pufreq_2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pufreq_5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pufreq_7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pufreq_n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r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rop_digik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rop_showfo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ssvalida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bicbeziercur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bicbeziercurv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rfiledir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rvelineinter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cut_stenc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base_impor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base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sh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ashow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e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e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etime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tetime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yvi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ayview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bgn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bgru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bgrun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bgst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cryp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fine_cli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gro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col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col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row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row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row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table_row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_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c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ce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etelay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ques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question_keduc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sli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lslid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riv_fun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eriv_func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gikamimageplugi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gitalc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rectri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rsyn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rsynch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ssociatec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ssociatece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stan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v_c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v_justif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v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iv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moz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cument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cumentinfo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mtreevie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ntkn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ntknow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ownindicator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uringbreak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ynam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dynamic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ad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cop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gro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ictu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ictur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i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i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olyg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polygo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table_row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_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constan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constants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icle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inp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or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plo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plots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ques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question_keduc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ditsh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ff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ffec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lemp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lempic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llip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llipsebff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motic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moticon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mptybo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mptybox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mptytra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cryp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dtur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ergi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ergies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um_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um_list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um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numLis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che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chem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ual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ualizer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uilateralhyperbolab4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quitriang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ra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r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rror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xclam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xe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xif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xtender_clo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extender_open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avori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_transfer_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bl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ex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open_digik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openur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repla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simul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es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l_colou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led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ledellip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ledrectang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ters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lterstop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nd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ndf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rst_letter_upp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irst_letter_upper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_bl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_blu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_gre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_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g_yell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ash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ightevalu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li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lder_clo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lder_closed_kwallet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lder_gre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lder_open_kwallet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llowmo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_bold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_italic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_under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size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sizedown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size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ntsizeup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ot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ce_backup_ke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action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newobj</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_new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decreaseind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decreaseindent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decreaseinden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increaseind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increaseindent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at_increaseinden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orm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char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edi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fiel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field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formul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formula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imag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que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query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spreadshe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spreadshee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ame_tex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eeha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reeha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t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to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tionhel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functionhelp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adu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e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enericaffini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enericprojectivi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busy_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bus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connecting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description_overl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igno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ignore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inv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invi_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invi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ffline_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nline_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g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lossa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lossary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nutella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nutella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oogle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adientdlg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aysca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een_b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eenled_k3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id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id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_stencil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bo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box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ev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even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eventtentative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wise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wise_bus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wise_invisi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wise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roupwise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uides_horizont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guides_vertic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alfencryp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alflinebyvec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armonichomolog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d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elpdocke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exagonbcv</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de_table_colum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de_table_column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de_table_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de_table_row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demo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ghlight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ghlighting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ghsco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nt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story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istorydocke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omep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omepage_kaddressbo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ot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o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tmlvalida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u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hyperbolabff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dn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ffc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invisi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invisi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na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occupie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cq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enti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f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dh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magecom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magegalle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mages_display_khtm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ktub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line_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line_imag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line_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line_tab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ar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char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li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link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col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col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row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row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row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ble_row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_t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c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ce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cellcop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cellcopy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erttabl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s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tegral_fun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tegral_func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ters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verse_recur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vers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nve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p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pf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p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ph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channel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norm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normal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op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ser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server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vo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c_voic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f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h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ki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kickfla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rkicko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sotopema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sotopemap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tal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tem_ad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tem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item_rena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chatt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group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invisi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na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original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raw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serv_off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serv_on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bber_xa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il_p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il_pay_atlanti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ava_kjav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bev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bevel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mi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mite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rou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in_round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urn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ournal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uk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juk_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boodlelo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la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larm_disabl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njid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zaa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azaa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ear-firew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earsite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earsitemanagerd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fx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ruch_exercise_com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ruch_exercise_compa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ruch_exercise_convers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bruch_exercise_factoris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a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b_fo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b_form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b_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b_tab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1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2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3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4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5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6</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6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addprinte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addpseudo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configmg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configsrv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defaulthard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defaultsoft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enableprinte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inklevel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printer_infos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printe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printstate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queuestate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report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restartsrv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stopprinte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testprinter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print_uploadsmb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evelop_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issert_li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issert_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dissert_s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e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ey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et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et_dock_downlo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edit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ex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export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g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gen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denti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dentity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m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mport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info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1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1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2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2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3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3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key4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pho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photo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sh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show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sig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sign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te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gpg_term_kgp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hotkey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html_k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g_polyg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g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mproxy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mproxy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mproxy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t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ar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connec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connector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ha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he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min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p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pl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ivio_zoom_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dese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desert_klett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grown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grownup_klett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grownup_klettres.png_klett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kid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kids_klett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ettres_kids_klettres.png_klett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ipper_do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ipper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lipper_dock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b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bs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groupware_folder_calendar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groupware_folder_contacts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groupware_folder_journals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groupware_folder_notes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groupware_folder_tasks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lun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attach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fl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forward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igno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repli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unse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msgwatch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ousetool_o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ousetool_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mph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alarm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clo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close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d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date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tes_delete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now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soleblue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solered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contac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d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journ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new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summa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summary_gre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tact_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nv_mess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peteavail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peteavaila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pete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pete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peteeditstatusmess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rga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rgac_disabl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rgac_disabled_korga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orgac_korga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addre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bhotsyn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calend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d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fileinstall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pilot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rec_rec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rec_record_kre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ro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irc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advanc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catalo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cbou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clin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cnam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color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deepsk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ge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geo_kstar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gr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guid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horiz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m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plane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solarsyste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tars_star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1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2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sys3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infowid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i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nef_extract_all_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nef_extract_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plugi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queue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st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start_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s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tstop_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kverbos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b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be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nguag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nguages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char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charge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nobatte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nobattery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nochar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nocharge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po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_power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ptoppo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rgethumbnail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stmov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un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_edi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_noedi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_no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_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_visi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ayersman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dap_look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dap_lookup_kaddressbo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ftju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galmov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g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gend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ss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essen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arrow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arrow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arrow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arrow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circle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circle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circle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circle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imension_line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imension_line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imension_line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imension_line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arrow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arrow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arrow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arrow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line_arrow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line_arrow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line_arrow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double_line_arrow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horizonta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line_arrow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line_arrow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line_arrow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line_arrow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normal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normal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normal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normal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rect_beg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rect_begi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rect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rect_en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vertica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_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byvec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ewidth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nk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bo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box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vi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istview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cationbar_era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ck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cked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ckzo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c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gging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wer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we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owerlay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l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gnif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gnify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fi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fl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flag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forw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h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ham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igno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ignore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new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n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post_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post_to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previo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queu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repl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reply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repl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send_vi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sp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spam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_todo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app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ilapp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k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ke_kdevel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rkasbla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rkasblank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ab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bra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bracke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fra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l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l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matri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onetwomatri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par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pro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r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r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sq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h_s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tri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xim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aximum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equal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playlist_cle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playlist_refre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podca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ia_scrip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dthumbnail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arrow_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arrow_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button_l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button_lock_ho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button_logo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button_logout_ho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change_the_setting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_kcontrol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_kmenu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_s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_sep_kcontrol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new_sep_kmenu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scroll_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nu_scroll_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rgec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rgece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ss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ssage_repl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unkn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etacontact_unknown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dd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ddl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autofo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autoform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circl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clip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clipar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dock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lin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pi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pi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polyg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polygo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r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_rec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m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mum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nitool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ror-bo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ror-hor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ror-ve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rror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s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isc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1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2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3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4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e5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ifi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ified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ified_kic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mod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donhd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e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ey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op_bo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op_board_atlanti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nth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use_poi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use_pointer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gid2msgst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block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blocked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brb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bus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invisi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invisi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lunch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na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newmsg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off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onli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ph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phon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sn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g_ktea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p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ple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ple_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ltirow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32nd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clefic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cro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dotted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eight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fermate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fla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full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half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natu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quarter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sic_sixteenth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mu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pster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pster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fir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fir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la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las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new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n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nex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prev</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avigator_prev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on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onpen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activity_fu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activity_n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activity_o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activity_r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activity_t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work_connec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work_disconnec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work_incom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work_outgo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twork_traff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_sign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fo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fun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function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journal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lay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ms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msg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n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parametr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parametric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pol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polar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recurev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recureven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s_subscrib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s_unsubscrib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sli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slid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wtodo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er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fuzz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fuzzyuntra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mark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p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templ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extuntransla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adhoc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device_wi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device_wired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device_wireless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no_conn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no_connection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ignal_0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ignal_10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ignal_25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ignal_5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ignal_75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2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3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4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5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6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7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8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09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1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1_connecting1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2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3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4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5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6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7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8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09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1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2_connecting1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2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3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4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5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6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7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8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09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10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m_stage03_connecting11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b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fb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fforw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forw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loopn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loop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looprand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loopso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pa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pl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atuns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mailapp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mailapp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rm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te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ovisi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null_k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c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cr-sel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cr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ilpa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k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netwomatri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nline_stat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nline_status_k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_stencils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_stencilset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ft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ft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ter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termblu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termblue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term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entermred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tio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tions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tv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ptwildcard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rbi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rbits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rganizer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scillosco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scilloscop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utlinedlg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vervi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overview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ckage_utilities_kde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g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gesetup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intbru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lette_col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lette_gr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lette_halfto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lette_line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perb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perclipre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rabolabt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rall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r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r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s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ste_stenc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t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a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d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do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dotd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ashdotdo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do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n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nope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sol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style_solid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1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1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10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2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3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4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5</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5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6</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6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7</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7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8</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8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9</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_width9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bru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brush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c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ncil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rc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rcen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erpendicul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gn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gnum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gp-key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_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bo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book_clo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book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book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book_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history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history_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hrasehistory_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ian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i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ixmaplab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ixmaplabe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ej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fw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mu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pa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playlist_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playlist_2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rec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r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st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volu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volume_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er_volume_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sou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aysound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ot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l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dca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dcast_ne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int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intx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g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gon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gonsid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gonvertic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lylin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ower_klaptopdaem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_min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_minus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_pl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_plus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min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minus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pl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cplus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sence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sence_off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sence_on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sence_unkn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s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er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fuzz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fuzzyuntra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iewpr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mark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p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templ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evuntransla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cess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gre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gress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ject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roperti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pyth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a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adricbeziercur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adricbeziercurv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i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y_era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y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y_newobj</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ry_new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s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stion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stion_mar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stion_mark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eu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ick_st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dical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d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dio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i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ise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is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iselay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nd_less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nd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ndom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adonlyeven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buil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onc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tang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tangl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u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ur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cursi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d_b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dey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dled_k3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l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lation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load_all_tab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load_p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load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ovece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ovecel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ovecom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ovecommen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ove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m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_play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_playlist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_tr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eat_track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or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ort_newobj</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ort_new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port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dir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filed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file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file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file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ize_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ize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izecol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ize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izerow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t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tart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to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estore_dir_ke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_cw_digik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_cw_showfot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e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ion_ac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tation_c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w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owcol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3</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ibreak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s_t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l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bound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bounding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multi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n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not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query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ski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_skip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pro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runprog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atur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ave_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ave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eori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etohe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eto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aling_kmp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heme_acoustic</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heme_advanced_power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heme_pow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heme_powersa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heme_present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rip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cript_new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ar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arch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arch_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arch2msgst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gm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gment_midpoi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gmentaxi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_ite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_item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circ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lectr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nd_backw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nd_backward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nd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nd_stencil_to_b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ri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ries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r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rvic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et_language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B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B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U</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LU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B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U</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RU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U</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adowU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e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ea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offliner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side_pan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table_colum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table_column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table_r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ow_table_row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uff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huffle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deb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debar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gnalslo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gnalslo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gnatu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lence_konso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militu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_addentry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_addrecord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_delentry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_delrecord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_effec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r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idesh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lo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c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cal_kaddressbo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cal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cl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clock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mallthumbnail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larizeto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lidfilldlg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a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az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az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decrea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decreas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inc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incr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incr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incr_kwordquiz</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num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z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rt_za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ulseek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oulseek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acedoub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acesimp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acetripl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a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a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cial_pas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cial_past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ctr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ctrum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llcheck_actu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llcheck_from_curs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ellcheck_select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in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newga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newgame_kspacedu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newrou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newround_kspacedu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pausega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pausegame_kspacedu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r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ring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pring_vertica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q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quar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m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nd_b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da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data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sq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sql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_tex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mat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ematter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istic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istics_kvoctrai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atus_unknown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e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remp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retc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rikethroug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rokedoc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rokedocker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tyledoc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b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bm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p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pe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perimpo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spend_to_dis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uspend_to_ra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witchu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synta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breako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duplic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fir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firs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la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las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lef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new_rai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_righ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le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le_newobj</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le_newobj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l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wid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bwidge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bol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b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ima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l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mai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s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u</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u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_uli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g-fold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angen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anim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anim1_ktea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anim2</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anim2_ktea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not_read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a_not_ready_kteati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a4</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a4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lanceshe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lanceshee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r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rchart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sicflow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asicworkfl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m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mi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usinesscards10</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usinesscards10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businesscards16</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cmyk_emp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cmyk_empty_kri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colorful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creditcardtrac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creditcardtracker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_karb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_kivi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landsca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landscap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portra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mptyportrai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nvelopec6</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nvelopec6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nveloped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nvelopedl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xpensere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expenserepor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fa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fax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gray_emp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gray_empty_kri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invo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invoice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is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iso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labelsl16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let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letter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mem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memo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menupla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menuplan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onecolumnlandsca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onecolumnlandscap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onecolumnportra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onecolumnportrai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ackingsli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ackingslip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lain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laintext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ricequot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pricequotation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rgb_empt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rgb_empty_kri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simplelayo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studentidc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studentidcard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ime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itlelandsca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itlelandscap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itleportra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itleportrai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landscap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landscape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portra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portrait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twocolumns_kwo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u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us_kudesign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vacationcheckli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vacationchecklis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workshe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mplate_workshee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_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_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collinea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contai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distan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orthogon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stparalle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bl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bottom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c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lef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b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b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p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per_knot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supe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to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top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_under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col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colo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extwaterf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eed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eedit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e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eline_kalzi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espa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iming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d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do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ggle_docbrowser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ggle_lo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gglefuzz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bru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brush_se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clipboar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color_pick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color_wash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cur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del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disconnec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d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drop_targe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ellip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elliptical_se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eras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eraser_se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expe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flood_fi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free_form_se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freeha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lin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logwind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norma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offline_mode_off</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offline_mode_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a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as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au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icker_selec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olyg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tool_polygonal_selecti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polylin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preference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queu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rect_selecti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rectang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restar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resum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rounded_rectang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shutdow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sprayca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sta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tex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tim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uselastdi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_wizard_selecti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2</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options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tip</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oltip_kalzium</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op</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action_expor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action_find</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action_impor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form</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lat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late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lati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anssearch</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ee_arrang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riang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tux</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d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derconstructi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derlin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group</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group_koffic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group_stencil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linked</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locked</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locked_karbon</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markasblank</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markasblank_kwordquiz</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sortedLis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nsortedList_koffic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pindicator_korganiz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rlreques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rlrequest_kexi</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se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ser_femal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user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alidator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add</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commit</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diff</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remov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status</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cs_update</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ector</text:p>
          </table:table-cell>
          <table:table-cell table:number-columns-repeated="2"/>
          <table:table-cell office:value-type="string">
            <text:p>yes</text:p>
          </table:table-cell>
          <table:table-cell table:number-columns-repeated="250"/>
        </table:table-row>
        <table:table-row table:style-name="ro1">
          <table:table-cell office:value-type="string">
            <text:p>actions</text:p>
          </table:table-cell>
          <table:table-cell/>
          <table:table-cell office:value-type="string">
            <text:p>vectordifferen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ectorsu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ertical_t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ertical_text_ksprea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choos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filel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fit_he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fit_widt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fit_wind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gri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guid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ic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left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margi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orientatio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orientation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pagebord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remo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remove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righ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rul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sidetre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spl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split_koffi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top_bottom</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_tre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bi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bi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enlarg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fact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fu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lo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n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shrin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_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1</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ewmagfi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si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sualization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isualizations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oicec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volum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llet_clo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llet_closed_kwallet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llet_ope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llet_open_khtm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llet_open_kwallet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arning</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archiv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camreceiv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camsen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expo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expor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pre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pres_kpresent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ebster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hatsnex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hatsnext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dgets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dgetstac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dgetstack_kex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ki</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ki_amaro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kipedia_konquero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ndow</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ndow_duplica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ndow_suppress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r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red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reles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reless_knetworkmanag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izard_kchar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worl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days</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days_korganizer</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break</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data</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del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enab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output</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refresh</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sourc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stepdown</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xsldbg_stepup</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away</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awa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busy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id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invisib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mobil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mobile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protoco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ahoo_tea_kopete</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ellow_ball</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ellowinf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ellowinfo_k3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ellowled_k3b</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yesno</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zoom_disabled</text:p>
          </table:table-cell>
          <table:table-cell table:number-columns-repeated="2"/>
          <table:table-cell office:value-type="string">
            <text:p>no</text:p>
          </table:table-cell>
          <table:table-cell table:number-columns-repeated="250"/>
        </table:table-row>
        <table:table-row table:style-name="ro1">
          <table:table-cell office:value-type="string">
            <text:p>actions</text:p>
          </table:table-cell>
          <table:table-cell/>
          <table:table-cell office:value-type="string">
            <text:p>zoom_enabl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1_star_butterfl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2_text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5_spreadsheet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6_drawing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8_presentation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09_presentation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10_presentation_compress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12_html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15_math_docu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016_templa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500_setu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501_printeradm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bak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biwo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cces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ccessibility_sec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crore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g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im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im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im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krega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kregator_empt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k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lev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mar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m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ntivir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poll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pplixwa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r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rt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rtsbuild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rtscontr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ssista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tlanti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tlantikdesig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udacit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autoreplace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ackgroun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ask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e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lend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linke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luefis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ookcas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rows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u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bzfla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ach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al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amer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atalog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ategori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D-Ro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elesti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ervisi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harselec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hat_sec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ivworl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lanbomb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lo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ode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olor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ompu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ooki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o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cpufreq_app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aem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aemon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a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cgui-q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efault-applications-capp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esig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a_gnome_ic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gika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gikamcamera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gikamimageplugin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sksfilesystem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spla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isplaycon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lg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opewars-pi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ownload_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ds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clips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du_languag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du_mathematic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du_miscellaneo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du_scien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mac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mai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nerg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nergy_st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nhanced_brows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nigm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o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rr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therea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ventwatch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volu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exec_w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alconsey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a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axReciev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fteenpiec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leligh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lesha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letyp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nances_sec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irefo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lashka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ont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fs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abb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adu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adu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a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ale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flopp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im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krell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ksu</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lad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lob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_app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_inf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_ques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about-log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err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starthe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termina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warn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omemeet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ucas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umeri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nutell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o_koffi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p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pgs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roupwise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roupwise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roupwise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snes9x-ic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tk_camer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uarddo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vdirpar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v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wen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xma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gxmessag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arddriv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ardwa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ardware_inf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elp_inde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ighligh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ighlight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o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w_unknow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hwinf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ew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on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onthem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q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q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cq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eee1394</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a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icq</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jabb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ms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yaho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magegaller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net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nkscap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nput_devices_setting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rc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rc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rc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rki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sdn-con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s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isp-disabl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jabber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jabber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jabber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joysti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ju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3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bood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ffe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ffeine-paus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ffeine-pla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ffeine-reco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lar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lziu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mi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nagra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ppfind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rb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rchi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r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steroid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t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tomi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udiocrea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aza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be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beldic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ckgamm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ckgammon_eng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tterymoni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attleshi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e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emusedsr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f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fxn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if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inaryclo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lackbo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log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luetooth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oun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ruc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tobex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tserialcha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bugbus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achegrin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al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a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dlabe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fgcrea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harselec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har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devic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d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drkonq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fontin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kbfxn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kick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kw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memor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mid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openg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partition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pc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process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sambacon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scs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soun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syste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m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olorchoos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olor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onfigu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ontr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pulo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cr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a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b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ap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bluetoot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nliv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computer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cancell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complet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error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proces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job_stopp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clas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clas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class_proces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class_stopp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defect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proces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remote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remote_proces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remote_stopp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stopped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_printer_users_kdepr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printfa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sv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t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vassista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vdesig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velo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evelop3</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ic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iff3</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iskna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mcon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dv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ditbookmark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duc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e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nolab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rberos-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rne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urocal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x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_binding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_bindings_koffi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board_layou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board-capp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board-shortcu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eyboardlayou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a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ax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ilerepla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lo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lopp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m_ho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oc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ont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ormdesig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ormul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oulegg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ftpgrabb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amm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e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eograph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gz</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host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oldrun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p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gpg_dock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hangma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helpcen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hex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hotkey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ck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con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d3</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magemapedi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mdab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ntern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o_uiser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o_uiserver_kio_uiser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oap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oskto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p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tchensyn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te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ivi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jobview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jot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journa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jumpingcub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aptopdaem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at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ettr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icket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in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inkstat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ipp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ipper_do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lpq</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hjong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i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ilcv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illigh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mele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athto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dr_edi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dr_execu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dr-edi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enu</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enu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erl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d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n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xdock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xdocked_err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ixdocked_mu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ldonke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o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ouseto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out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play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Plo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yfirewa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mymoney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attac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lo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wal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workcon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work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tworkmanager_knetwork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ewstick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od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od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od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oppix-pengu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not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d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l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lourpa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mmand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mmand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mpa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mpos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qsidebar_delicio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qsidebar_mediaplay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qsidebar_new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quer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que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serv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so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solekalend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tac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versa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nver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ok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all_awa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avdevi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avdevice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offl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some_awa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_some_onl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pet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rganiz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rganizer_tod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r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oshe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ackag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a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almdo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a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d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ercentag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ersonaliz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ilo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ilotDaem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lat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lay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ok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ovmodel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owersav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p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resen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rintfa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pro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d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e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ecip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egexpedi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ena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evers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f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it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rul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a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ay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ayit_clipempt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ayit_talk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c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creensa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ensor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ervic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hise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hutdow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ir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irt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miletri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nak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napsho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niff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okoba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pacedue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plas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pre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tar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treamripp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ysgua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ysguard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sys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alk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eati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echla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hememg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hesaur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imem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im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i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ne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orr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ouc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r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ts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uberl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urt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tu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udesig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ug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uicksho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uiview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us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erbo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iewshe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ir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voctra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al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allet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av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avecontr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eath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ifimana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ikdis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in4</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o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ordQuiz</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orldclo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ri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writ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xcon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xk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xsldb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ynapti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kzenexplor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abPlo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aptop_pcmci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atex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breakou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dap_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edg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icq</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imewi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ingui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inuxconf</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oca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ockscree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ogja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ogou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ooknfee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ska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v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ly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a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ai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ail_sec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athematic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eanwhile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edia-player-48</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egam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enub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isc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ldonke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de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nop_boa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us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use-capp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_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_mai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_mailnew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firefo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navigat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ozilla-thunderbi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play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s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sn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sn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sn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ultihe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ultimedi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ultisyn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y_ma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ycom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ycompu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myma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aps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etscap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etwork_advance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f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oatu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tp-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nvu</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k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kula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cal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calc_tp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char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dra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gull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impres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impress_tp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math</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printeradmi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setu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templa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we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oo_writ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penf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penoffi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penoffice1</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oper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applica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application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develop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editor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edutainm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favouri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gam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games_arcad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package_games_board</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games_card</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games_card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games_kid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games_strategy</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graphic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multimedia</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networ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setting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system</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toy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ckage_wordprocessing</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lm-pilo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ne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nel_setting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rtitione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aye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cmcia</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engui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hotoboo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hppg</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ingui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la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lanne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lasmagi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laying</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otracegui</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ower-managemen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owertwea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rinte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rinter2</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rinting_sectio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rintmg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roxy</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si</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wmanage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ybliographic</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pyso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q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qtell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quant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quanta_b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quickti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and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ealplay</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ealplay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eloka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emo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sibrea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unn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runprocesscatch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_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_ser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_setu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clie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amba-ser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cann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chedu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creensav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cribu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earchto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ettings-soun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hel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hells_section</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howfot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howim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hredd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iraj</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kim</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kype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l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mb4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ms_protoco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ms_protocol_kaddressboo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ms_protocol_kopet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odipod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offic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oftwar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software2</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oulsee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oundcard</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taroffic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tyl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tyle_koffic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tyleshee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uperkaramba</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uppor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us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naescop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naptic</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admi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tem</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tem-floppy</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temprotoco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temsettings</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systemtray</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askbar</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ds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llico</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lne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rmina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rminals_section</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stbed_protocol_kopet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timezone2</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todoli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tu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t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tvtim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umbrell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unknownap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usb</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user-info</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usercon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viso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vn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abi</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ait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allpap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arnin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eb-brows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lber</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n_app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ndow_li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ndow-capple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inprop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maker_app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p</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ww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11</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awtv</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alc</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droas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ha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lipboar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lock</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consol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edi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emac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eye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fi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fmail</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ine</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load</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mag</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mms</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osview</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paint</text:p>
          </table:table-cell>
          <table:table-cell table:number-columns-repeated="2"/>
          <table:table-cell office:value-type="string">
            <text:p>no</text:p>
          </table:table-cell>
          <table:table-cell table:number-columns-repeated="250"/>
        </table:table-row>
        <table:table-row table:style-name="ro1">
          <table:table-cell office:value-type="string">
            <text:p>apps</text:p>
          </table:table-cell>
          <table:table-cell/>
          <table:table-cell office:value-type="string">
            <text:p>xsan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xterm-termina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xv</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ahoo_protocol</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ahoo_protocol_kaddressbook</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ahoo_protocol_kopet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akuake</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aST</text:p>
          </table:table-cell>
          <table:table-cell table:number-columns-repeated="2"/>
          <table:table-cell office:value-type="string">
            <text:p>yes</text:p>
          </table:table-cell>
          <table:table-cell table:number-columns-repeated="250"/>
        </table:table-row>
        <table:table-row table:style-name="ro1">
          <table:table-cell office:value-type="string">
            <text:p>apps</text:p>
          </table:table-cell>
          <table:table-cell/>
          <table:table-cell office:value-type="string">
            <text:p>Ym</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3floppy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3floppy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5floppy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5floppy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blockdevice</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am</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amera</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amera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amera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audio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audio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rom_audio</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rom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rom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writer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dwriter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ellular_phone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ellular_phone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hardevice</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ompact_flash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compact_flash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dvd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dvd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firewire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firewire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andheld</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external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external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usb</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usb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usb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win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hdd_win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ipod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ipod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joystick</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ksim_cpu</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kxkb</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laptop</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linux_hdd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linux_hdd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emory</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emory_stick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emory_stick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o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o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odem</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mouse</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nfs_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nfs_unmount</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pda</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pda_black</text:p>
          </table:table-cell>
          <table:table-cell table:number-columns-repeated="2"/>
          <table:table-cell office:value-type="string">
            <text:p>yes</text:p>
          </table:table-cell>
          <table:table-cell table:number-columns-repeated="250"/>
        </table:table-row>
        <table:table-row table:style-name="ro1">
          <table:table-cell office:value-type="string">
            <text:p>devices</text:p>
          </table:table-cell>
          <table:table-cell/>
          <table:table-cell office:value-type="string">
            <text:p>pda_blue</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print_class</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print_printer</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printer</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printer1</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printer2</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canner</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creen</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d_mmc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d_mmc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mart_media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mart_media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system</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table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tv</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disk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disk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pendrive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usbpendrive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webcam</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webcam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zip_external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zip_external_un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zip_mount</text:p>
          </table:table-cell>
          <table:table-cell table:number-columns-repeated="2"/>
          <table:table-cell office:value-type="string">
            <text:p>no</text:p>
          </table:table-cell>
          <table:table-cell table:number-columns-repeated="250"/>
        </table:table-row>
        <table:table-row table:style-name="ro1">
          <table:table-cell office:value-type="string">
            <text:p>devices</text:p>
          </table:table-cell>
          <table:table-cell/>
          <table:table-cell office:value-type="string">
            <text:p>zip_unmoun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blockdevic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camera</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chardevic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connect_to_network</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exec</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exec_win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ile_importan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ile_locke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ile_temporar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apollo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binar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blu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bomb</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brow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brown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c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crystal</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cya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cyan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deb</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documents</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downloa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empt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favorit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fonts</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games</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gre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green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gre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grey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hom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home2</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html</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imag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importan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inbox</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locke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mail</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ma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midi</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music</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orang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orange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outbox</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prin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print2</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re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red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rpm</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sent_mail</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sound</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synch</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tar</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tx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video</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viole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violet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win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yellow</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older_yellow_open</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ftp</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link_overla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lock_overlay</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mycomp</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mycomputer</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network_local</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pipe</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server</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services</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socket</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www</text:p>
          </table:table-cell>
          <table:table-cell table:number-columns-repeated="2"/>
          <table:table-cell office:value-type="string">
            <text:p>no</text:p>
          </table:table-cell>
          <table:table-cell table:number-columns-repeated="250"/>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
      <table:table table:name="Sheet2" table:style-name="ta1">
        <table:table-column table:style-name="co12" table:default-cell-style-name="Default"/>
        <table:table-row table:style-name="ro1">
          <table:table-cell/>
        </table:table-row>
      </table:table>
      <table:table table:name="Sheet3" table:style-name="ta1">
        <table:table-column table:style-name="co12" table:default-cell-style-name="Default"/>
        <table:table-row table:style-name="ro1">
          <table:table-cell/>
        </table:table-row>
      </table:table>
      <table:database-ranges>
        <table:database-range table:target-range-address="Sheet1.A406:Sheet1.C3788"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it" fo:country="IT" style:font-name-asian="Tahoma" style:language-asian="it" style:country-asian="IT" style:font-name-complex="Tahoma" style:language-complex="it" style:country-complex="IT"/>
    </style:default-style>
    <number:number-style style:name="N0">
      <number:number number:min-integer-digits="1"/>
    </number:number-style>
    <number:currency-style style:name="N107P0" style:volatile="true">
      <number:currency-symbol number:language="it" number:country="IT">€</number:currency-symbol>
      <number:text> </number:text>
      <number:number number: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06">06/01/2007</text:date>, <text:time>23:25:0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aron Seigo</meta:initial-creator>
    <meta:creation-date>2006-12-28T11:04:59</meta:creation-date>
    <dc:date>2007-01-06T23:25:00</dc:date>
    <dc:language>it-IT</dc:language>
    <meta:editing-cycles>11</meta:editing-cycles>
    <meta:editing-duration>PT18H36M40S</meta:editing-duration>
    <meta:user-defined meta:name="Info 1"/>
    <meta:user-defined meta:name="Info 2"/>
    <meta:user-defined meta:name="Info 3"/>
    <meta:user-defined meta:name="Info 4"/>
    <meta:document-statistic meta:table-count="3" meta:cell-count="12010"/>
  </office:meta>
</office:document-meta>
</file>